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fo:font-weight="bold" style:font-weight-asian="bold" style:font-weight-complex="bold"/>
    </style:style>
    <style:style style:name="P3" style:family="paragraph" style:parent-style-name="Text_20_body">
      <style:paragraph-properties fo:line-height="115%"/>
    </style:style>
    <style:style style:name="P4" style:family="paragraph" style:parent-style-name="Heading_20_1">
      <style:paragraph-properties fo:line-height="115%"/>
    </style:style>
    <style:style style:name="P5" style:family="paragraph" style:parent-style-name="Heading_20_2">
      <style:paragraph-properties fo:line-height="115%"/>
    </style:style>
    <style:style style:name="T1" style:family="text">
      <style:text-properties fo:color="#00008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ΠΡΟΣ ΕΒΡΑΙΟΥΣ</text:h>
      <text:p text:style-name="P1"/>
      <text:h text:style-name="P5" text:outline-level="2">1</text:h>
      <text:p text:style-name="P1"/>
      <text:p text:style-name="P1"><text:tab/><text:span text:style-name="T1">1</text:span> Πολυμερῶς καὶ πολυτρόπως πάλαι ὁ Θεὸς λαλήσας τοῖς πατράσιν ἐν τοῖς προφήταις <text:span text:style-name="T1">2</text:span> ἐπ’ ἐσχάτου τῶν ἡμερῶν τούτων ἐλάλησεν ἡμῖν ἐν Υἱῷ, ὃν ἔθηκεν κληρονόμον πάντων, δι’ οὗ καὶ ἐποίησεν τοὺς αἰῶνας· <text:span text:style-name="T1">3</text:span> ὃς ὢν ἀπαύγασμα τῆς δόξης καὶ χαρακτὴρ τῆς ὑποστάσεως αὐτοῦ, φέρων τε τὰ πάντα τῷ ῥήματι τῆς δυνάμεως αὐτοῦ, καθαρισμὸν τῶν ἁμαρτιῶν ποιησάμενος <text:span text:style-name="T2">ἐκάθισεν ἐν δεξιᾷ</text:span> τῆς Μεγαλωσύνης ἐν ὑψηλοῖς, <text:span text:style-name="T1">4</text:span> τοσούτῳ κρείττων γενόμενος τῶν ἀγγέλων ὅσῳ διαφορώτερον παρ’ αὐτοὺς κεκληρονόμηκεν ὄνομα. <text:span text:style-name="T1">5</text:span> Τίνι γὰρ εἶπέν ποτε τῶν ἀγγέλων </text:p>
      <text:p text:style-name="P1"><text:tab/><text:span text:style-name="T2">Υἱός μου εἶ σύ, ἐγὼ σήμερον γεγέννηκά σε</text:span>; </text:p>
      <text:p text:style-name="P1">καὶ πάλιν </text:p>
      <text:p text:style-name="P1"><text:tab/><text:span text:style-name="T2">Ἐγὼ ἔσομαι αὐτῷ εἰς Πατέρα, καὶ αὐτὸς ἔσται μοι εἰς Υἱόν</text:span>;</text:p>
      <text:p text:style-name="P1"><text:span text:style-name="T1">6</text:span> ὅταν δὲ πάλιν εἰσαγάγῃ τὸν πρωτότοκον εἰς τὴν οἰκουμένην, λέγει </text:p>
      <text:p text:style-name="P2">Καὶ προσκυνησάτωσαν αὐτῷ πάντες ἄγγελοι Θεοῦ.</text:p>
      <text:p text:style-name="P1"><text:span text:style-name="T1">7</text:span> καὶ πρὸς μὲν τοὺς ἀγγέλους λέγει </text:p>
      <text:p text:style-name="P1"><text:tab/><text:span text:style-name="T2">Ὁ ποιῶν τοὺς ἀγγέλους αὐτοῦ πνεύματα, </text:span></text:p>
      <text:p text:style-name="P1"><text:span text:style-name="T2"><text:tab/>καὶ τοὺς λειτουργοὺς αὐτοῦ πυρὸς φλόγα</text:span>·</text:p>
      <text:p text:style-name="P1"><text:span text:style-name="T1">8</text:span> πρὸς δὲ τὸν Υἱόν </text:p>
      <text:p text:style-name="P1"><text:tab/><text:span text:style-name="T2">Ὁ θρόνος σου ὁ Θεὸς εἰς τὸν αἰῶνα τοῦ αἰῶνος</text:span>, </text:p>
      <text:p text:style-name="P1"><text:tab/>καὶ ἡ <text:span text:style-name="T2">ῥάβδος τῆς εὐθύτητος ῥάβδος τῆς βασιλείας</text:span> αὐτοῦ.</text:p>
      <text:p text:style-name="P1"><text:soft-page-break/><text:span text:style-name="T1"><text:tab/><text:tab/>9</text:span> <text:span text:style-name="T2">ἠγάπησας δικαιοσύνην καὶ ἐμίσησας ἀνομίαν· </text:span></text:p>
      <text:p text:style-name="P1"><text:span text:style-name="T2"><text:tab/>διὰ τοῦτο ἔχρισέν σε, ὁ Θεός, ὁ Θεός σου ἔλαιον ἀγαλλιάσεως παρὰ τοὺς μετόχους σου</text:span>.</text:p>
      <text:p text:style-name="P1"><text:span text:style-name="T1">10</text:span> καί </text:p>
      <text:p text:style-name="P1"><text:tab/><text:span text:style-name="T2">Σὺ κατ’ ἀρχάς, Κύριε, τὴν γῆν ἐθεμελίωσας, </text:span></text:p>
      <text:p text:style-name="P2"><text:tab/>καὶ ἔργα τῶν χειρῶν σού εἰσιν οἱ οὐρανοί·</text:p>
      <text:p text:style-name="P1"><text:span text:style-name="T1"><text:tab/>11</text:span> <text:span text:style-name="T2">αὐτοὶ ἀπολοῦνται, σὺ δὲ διαμένεις· </text:span></text:p>
      <text:p text:style-name="P1"><text:tab/><text:span text:style-name="T2">καὶ πάντες</text:span> ὡς ἱμάτιον <text:span text:style-name="T2">παλαιωθήσονται,</text:span></text:p>
      <text:p text:style-name="P1"><text:span text:style-name="T1"><text:tab/>12</text:span> <text:span text:style-name="T2">καὶ ὡσεὶ περιβόλαιον ἑλίξεις αὐτούς, </text:span></text:p>
      <text:p text:style-name="P1"><text:tab/>ὡς ἱμάτιον <text:span text:style-name="T2">καὶ ἀλλαγήσονται· </text:span></text:p>
      <text:p text:style-name="P1"><text:tab/><text:span text:style-name="T2">σὺ δὲ ὁ αὐτὸς εἶ καὶ τὰ ἔτη σου οὐκ ἐκλείψουσιν</text:span>.</text:p>
      <text:p text:style-name="P1"><text:span text:style-name="T1">13</text:span> πρὸς τίνα δὲ τῶν ἀγγέλων εἴρηκέν ποτε </text:p>
      <text:p text:style-name="P1"><text:tab/><text:span text:style-name="T2">Κάθου ἐκ δεξιῶν μου </text:span></text:p>
      <text:p text:style-name="P1"><text:span text:style-name="T2"><text:tab/>ἕως ἂν θῶ τοὺς ἐχθρούς σου ὑποπόδιον τῶν ποδῶν σου</text:span>;</text:p>
      <text:p text:style-name="P1"><text:span text:style-name="T1">14</text:span> οὐχὶ πάντες εἰσὶν λειτουργικὰ πνεύματα εἰς διακονίαν ἀποστελλόμενα διὰ τοὺς μέλλοντας κληρονομεῖν σωτηρίαν;</text:p>
      <text:p text:style-name="P1"/>
      <text:h text:style-name="P5" text:outline-level="2">2</text:h>
      <text:p text:style-name="P1"/>
      <text:p text:style-name="P1"><text:span text:style-name="T1">1</text:span> Διὰ τοῦτο δεῖ περισσοτέρως προσέχειν ἡμᾶς τοῖς ἀκουσθεῖσιν, μή ποτε παραρυῶμεν. <text:span text:style-name="T1">2</text:span> εἰ γὰρ ὁ δι’ ἀγγέλων λαληθεὶς λόγος ἐγένετο βέβαιος, καὶ πᾶσα παράβασις καὶ παρακοὴ ἔλαβεν ἔνδικον μισθαποδοσίαν, <text:span text:style-name="T1">3</text:span> πῶς ἡμεῖς ἐκφευξόμεθα τηλικαύτης ἀμελήσαντες σωτηρίας; ἥτις ἀρχὴν λαβοῦσα λαλεῖσθαι διὰ τοῦ Κυρίου, ὑπὸ τῶν ἀκουσάντων εἰς ἡμᾶς ἐβεβαιώθη, <text:span text:style-name="T1">4</text:span> συνεπιμαρτυροῦντος τοῦ Θεοῦ σημείοις τε καὶ τέρασιν καὶ ποικίλαις δυνάμεσιν καὶ Πνεύματος Ἁγίου μερισμοῖς κατὰ τὴν αὐτοῦ θέλησιν.</text:p>
      <text:p text:style-name="P1"><text:soft-page-break/><text:span text:style-name="T1"><text:tab/>5</text:span> Οὐ γὰρ ἀγγέλοις ὑπέταξεν τὴν οἰκουμένην τὴν μέλλουσαν, περὶ ἧς λαλοῦμεν. <text:span text:style-name="T1">6</text:span> διεμαρτύρατο δέ πού τις λέγων </text:p>
      <text:p text:style-name="P1"><text:tab/><text:span text:style-name="T2">Τί ἐστιν ἄνθρωπος ὅτι μιμνῄσκῃ αὐτοῦ; </text:span></text:p>
      <text:p text:style-name="P2"><text:tab/>ἢ υἱὸς ἀνθρώπου ὅτι ἐπισκέπτῃ αὐτόν;</text:p>
      <text:p text:style-name="P1"><text:span text:style-name="T1"><text:tab/>7</text:span> <text:span text:style-name="T2">ἠλάττωσας αὐτὸν βραχύ τι παρ’ ἀγγέλους, </text:span></text:p>
      <text:p text:style-name="P2"><text:tab/><text:tab/>δόξῃ καὶ τιμῇ ἐστεφάνωσας αὐτόν,</text:p>
      <text:p text:style-name="P1"><text:tab/><text:tab/><text:tab/><text:span text:style-name="T1">8</text:span> <text:span text:style-name="T2">πάντα ὑπέταξας ὑποκάτω τῶν ποδῶν αὐτοῦ</text:span>. </text:p>
      <text:p text:style-name="P1">ἐν τῷ γὰρ <text:span text:style-name="T2">ὑποτάξαι</text:span> αὐτῷ τὰ <text:span text:style-name="T2">πάντα</text:span> οὐδὲν ἀφῆκεν αὐτῷ ἀνυπότακτον. νῦν δὲ οὔπω ὁρῶμεν αὐτῷ τὰ <text:span text:style-name="T2">πάντα ὑποτεταγμένα</text:span>· <text:span text:style-name="T1">9</text:span> τὸν δὲ <text:span text:style-name="T2">βραχύ τι παρ’ ἀγγέλους ἠλαττωμένον</text:span> βλέπομεν Ἰησοῦν διὰ τὸ πάθημα τοῦ θανάτου <text:span text:style-name="T2">δόξῃ καὶ τιμῇ ἐστεφανωμένον</text:span>, ὅπως χάριτι Θεοῦ ὑπὲρ παντὸς γεύσηται θανάτου. <text:span text:style-name="T1">10</text:span> Ἔπρεπεν γὰρ αὐτῷ, δι’ ὃν τὰ πάντα καὶ δι’ οὗ τὰ πάντα, πολλοὺς υἱοὺς εἰς δόξαν ἀγαγόντα τὸν ἀρχηγὸν τῆς σωτηρίας αὐτῶν διὰ παθημάτων τελειῶσαι. <text:span text:style-name="T1">11</text:span> ὅ τε γὰρ ἁγιάζων καὶ οἱ ἁγιαζόμενοι ἐξ ἑνὸς πάντες· δι’ ἣν αἰτίαν οὐκ ἐπαισχύνεται <text:span text:style-name="T2">ἀδελφοὺς</text:span> αὐτοὺς καλεῖν, <text:span text:style-name="T1">12</text:span> λέγων </text:p>
      <text:p text:style-name="P1"><text:tab/><text:span text:style-name="T2">Ἀπαγγελῶ τὸ ὄνομά σου τοῖς ἀδελφοῖς μου, </text:span></text:p>
      <text:p text:style-name="P2"><text:tab/>ἐν μέσῳ ἐκκλησίας ὑμνήσω σε·</text:p>
      <text:p text:style-name="P1"><text:span text:style-name="T1">13</text:span> καὶ πάλιν </text:p>
      <text:p text:style-name="P1"><text:tab/><text:span text:style-name="T2">Ἐγὼ ἔσομαι πεποιθὼς ἐπ’ αὐτῷ· </text:span></text:p>
      <text:p text:style-name="P1">καὶ πάλιν </text:p>
      <text:p text:style-name="P1"><text:tab/><text:span text:style-name="T2">Ἰδοὺ ἐγὼ καὶ τὰ παιδία ἅ μοι ἔδωκεν ὁ Θεός.</text:span></text:p>
      <text:p text:style-name="P1"><text:span text:style-name="T1">14</text:span> ἐπεὶ οὖν <text:span text:style-name="T2">τὰ παιδία</text:span> κεκοινώνηκεν αἵματος καὶ σαρκός, καὶ αὐτὸς παραπλησίως μετέσχεν τῶν αὐτῶν, ἵνα διὰ τοῦ θανάτου καταργήσῃ τὸν τὸ κράτος ἔχοντα τοῦ θανάτου, τοῦτ’ ἔστιν τὸν διάβολον, <text:span text:style-name="T1">15</text:span> καὶ ἀπαλλάξῃ τούτους, ὅσοι φόβῳ θανάτου διὰ παντὸς τοῦ ζῆν ἔνοχοι ἦσαν δουλείας. <text:span text:style-name="T1">16</text:span> οὐ γὰρ δήπου ἀγγέλων ἐπιλαμβάνεται, ἀλλὰ <text:span text:style-name="T2">σπέρματος Ἀβραὰμ </text:span><text:soft-page-break/><text:span text:style-name="T2">ἐπιλαμβάνεται</text:span>. <text:span text:style-name="T1">17</text:span> ὅθεν ὤφειλεν κατὰ πάντα τοῖς ἀδελφοῖς ὁμοιωθῆναι, ἵνα ἐλεήμων γένηται καὶ πιστὸς ἀρχιερεὺς τὰ πρὸς τὸν Θεόν, εἰς τὸ ἱλάσκεσθαι τὰς ἁμαρτίας τοῦ λαοῦ. <text:span text:style-name="T1">18</text:span> ἐν ᾧ γὰρ πέπονθεν αὐτὸς πειρασθείς, δύναται τοῖς πειραζομένοις βοηθῆσαι.</text:p>
      <text:p text:style-name="P1"/>
      <text:h text:style-name="P5" text:outline-level="2">3</text:h>
      <text:p text:style-name="P1"/>
      <text:p text:style-name="P1"><text:tab/><text:span text:style-name="T1">1</text:span> Ὅθεν, ἀδελφοὶ ἅγιοι, κλήσεως ἐπουρανίου μέτοχοι, κατανοήσατε τὸν Ἀπόστολον καὶ Ἀρχιερέα τῆς ὁμολογίας ἡμῶν Ἰησοῦν, <text:span text:style-name="T1">2</text:span> πιστὸν ὄντα τῷ ποιήσαντι αὐτὸν, ὡς καὶ Μωϋσῆς ἐν ὅλῳ τῷ οἴκῳ αὐτοῦ. <text:span text:style-name="T1">3</text:span> πλείονος γὰρ οὗτος δόξης παρὰ Μωϋσῆν ἠξίωται καθ’ ὅσον πλείονα τιμὴν ἔχει τοῦ οἴκου ὁ κατασκευάσας αὐτόν. <text:span text:style-name="T1">4</text:span> πᾶς γὰρ οἶκος κατασκευάζεται ὑπό τινος, ὁ δὲ πάντα κατασκευάσας Θεός. <text:span text:style-name="T1">5</text:span> καὶ <text:span text:style-name="T2">Μωϋσῆς</text:span> μὲν <text:span text:style-name="T2">πιστὸς ἐν ὅλῳ τῷ οἴκῳ αὐτοῦ</text:span> ὡς θεράπων εἰς μαρτύριον τῶν λαληθησομένων, <text:span text:style-name="T1">6</text:span> Χριστὸς δὲ ὡς υἱὸς ἐπὶ <text:span text:style-name="T2">τὸν οἶκον αὐτοῦ</text:span>· οὗ οἶκός ἐσμεν ἡμεῖς, ἐὰν τὴν παρρησίαν καὶ τὸ καύχημα τῆς ἐλπίδος μέχρι τέλους βεβαίαν κατάσχωμεν. <text:span text:style-name="T1">7</text:span> Διό, καθὼς λέγει τὸ Πνεῦμα τὸ Ἅγιον </text:p>
      <text:p text:style-name="P1"><text:tab/><text:span text:style-name="T2">Σήμερον ἐὰν τῆς φωνῆς αὐτοῦ ἀκούσητε,</text:span></text:p>
      <text:p text:style-name="P1"><text:tab/><text:span text:style-name="T1">8</text:span> <text:span text:style-name="T2">μὴ σκληρύνητε τὰς καρδίας ὑμῶν ὡς ἐν τῷ παραπικρασμῷ </text:span></text:p>
      <text:p text:style-name="P2"><text:tab/><text:tab/>κατὰ τὴν ἡμέραν τοῦ πειρασμοῦ ἐν τῇ ἐρήμῳ,</text:p>
      <text:p text:style-name="P1"><text:tab/><text:span text:style-name="T1">9</text:span> <text:span text:style-name="T2">οὗ ἐπείρασαν οἱ πατέρες ὑμῶν ἐν δοκιμασίᾳ </text:span></text:p>
      <text:p text:style-name="P1"><text:span text:style-name="T2"><text:tab/><text:tab/>καὶ εἶδον τὰ ἔργα μου</text:span> <text:span text:style-name="T1">10</text:span> <text:span text:style-name="T2">τεσσεράκοντα ἔτη</text:span>. </text:p>
      <text:p text:style-name="P1"><text:tab/>διὸ <text:span text:style-name="T2">προσώχθισα τῇ γενεᾷ ταύτῃ</text:span> </text:p>
      <text:p text:style-name="P1"><text:tab/><text:span text:style-name="T2">καὶ εἶπον Ἀεὶ πλανῶνται τῇ καρδίᾳ· </text:span></text:p>
      <text:p text:style-name="P2"><text:tab/><text:tab/>αὐτοὶ δὲ οὐκ ἔγνωσαν τὰς ὁδούς μου,</text:p>
      <text:p text:style-name="P1"><text:soft-page-break/><text:tab/><text:span text:style-name="T1">11</text:span> <text:span text:style-name="T2">ὡς ὤμοσα ἐν τῇ ὀργῇ μου </text:span></text:p>
      <text:p text:style-name="P2"><text:tab/><text:tab/>Εἰ εἰσελεύσονται εἰς τὴν κατάπαυσίν μου.</text:p>
      <text:p text:style-name="P1"><text:span text:style-name="T1">12</text:span> βλέπετε, ἀδελφοί, μή ποτε ἔσται ἔν τινι ὑμῶν καρδία πονηρὰ ἀπιστίας ἐν τῷ ἀποστῆναι ἀπὸ Θεοῦ ζῶντος, <text:span text:style-name="T1">13</text:span> ἀλλὰ παρακαλεῖτε ἑαυτοὺς καθ’ ἑκάστην ἡμέραν, ἄχρις οὗ τὸ Σήμερον καλεῖται, ἵνα μὴ σκληρυνθῇ τις ἐξ ὑμῶν ἀπάτῃ τῆς ἁμαρτίας· <text:span text:style-name="T1">14</text:span> μέτοχοι γὰρ τοῦ Χριστοῦ γεγόναμεν, ἐάνπερ τὴν ἀρχὴν τῆς ὑποστάσεως μέχρι τέλους βεβαίαν κατάσχωμεν. <text:span text:style-name="T1">15</text:span> ἐν τῷ λέγεσθαι </text:p>
      <text:p text:style-name="P1"><text:tab/><text:span text:style-name="T2">Σήμερον ἐὰν τῆς φωνῆς αὐτοῦ ἀκούσητε, </text:span></text:p>
      <text:p text:style-name="P2"><text:tab/>Μὴ σκληρύνητε τὰς καρδίας ὑμῶν ὡς ἐν τῷ παραπικρασμῷ.</text:p>
      <text:p text:style-name="P1"><text:span text:style-name="T1">16</text:span> τίνες γὰρ ἀκούσαντες <text:span text:style-name="T2">παρεπίκραναν</text:span>; ἀλλ’ οὐ πάντες οἱ ἐξελθόντες ἐξ Αἰγύπτου διὰ Μωϋσέως; <text:span text:style-name="T1">17</text:span> τίσιν δὲ <text:span text:style-name="T2">προσώχθισεν τεσσεράκοντα ἔτη</text:span>; οὐχὶ τοῖς ἁμαρτήσασιν, ὧν <text:span text:style-name="T2">τὰ κῶλα ἔπεσεν ἐν τῇ ἐρήμῳ</text:span>; <text:span text:style-name="T1">18</text:span> τίσιν δὲ <text:span text:style-name="T2">ὤμοσεν μὴ εἰσελεύσεσθαι εἰς τὴν κατάπαυσιν αὐτοῦ</text:span> εἰ μὴ τοῖς ἀπειθήσασιν; <text:span text:style-name="T1">19</text:span> καὶ βλέπομεν ὅτι οὐκ ἠδυνήθησαν εἰσελθεῖν δι’ ἀπιστίαν.</text:p>
      <text:p text:style-name="P1"/>
      <text:h text:style-name="P5" text:outline-level="2">4</text:h>
      <text:p text:style-name="P1"/>
      <text:p text:style-name="P1"><text:span text:style-name="T1">1</text:span> φοβηθῶμεν οὖν μή ποτε καταλειπομένης ἐπαγγελίας εἰσελθεῖν εἰς τὴν κατάπαυσιν αὐτοῦ δοκῇ τις ἐξ ὑμῶν ὑστερηκέναι. <text:span text:style-name="T1">2</text:span> καὶ γάρ ἐσμεν εὐηγγελισμένοι καθάπερ κἀκεῖνοι· ἀλλ’ οὐκ ὠφέλησεν ὁ λόγος τῆς ἀκοῆς ἐκείνους μὴ συνκεκερασμένος τῇ πίστει τοῖς ἀκούσασιν. <text:span text:style-name="T1">3</text:span> <text:span text:style-name="T2">Εἰσερχόμεθα</text:span> γὰρ <text:span text:style-name="T2">εἰς τὴν κατάπαυσιν</text:span> οἱ πιστεύσαντες, καθὼς εἴρηκεν </text:p>
      <text:p text:style-name="P1"><text:tab/><text:span text:style-name="T2">Ὡς ὤμοσα ἐν τῇ ὀργῇ μου </text:span></text:p>
      <text:p text:style-name="P2"><text:soft-page-break/><text:tab/>Εἰ εἰσελεύσονται εἰς τὴν κατάπαυσίν μου, </text:p>
      <text:p text:style-name="P1">καίτοι <text:span text:style-name="T2">τῶν ἔργων</text:span> ἀπὸ καταβολῆς κόσμου γενηθέντων. <text:span text:style-name="T1">4</text:span> εἴρηκεν γάρ που περὶ τῆς ἑβδόμης οὕτως <text:span text:style-name="T2">Καὶ κατέπαυσεν ὁ Θεὸς ἐν τῇ ἡμέρᾳ τῇ ἑβδόμῃ ἀπὸ πάντων τῶν ἔργων αὐτοῦ</text:span>· <text:span text:style-name="T1">5</text:span> καὶ ἐν τούτῳ πάλιν <text:span text:style-name="T2">Εἰ εἰσελεύσονται εἰς τὴν κατάπαυσίν μου</text:span>. <text:span text:style-name="T1">6</text:span> ἐπεὶ οὖν ἀπολείπεται τινὰς <text:span text:style-name="T2">εἰσελθεῖν</text:span> εἰς αὐτήν, καὶ οἱ πρότερον εὐαγγελισθέντες οὐκ <text:span text:style-name="T2">εἰσῆλθον</text:span> δι’ ἀπείθειαν, <text:span text:style-name="T1">7</text:span> πάλιν τινὰ ὁρίζει ἡμέραν, Σήμερον, ἐν Δαυεὶδ λέγων μετὰ τοσοῦτον χρόνον, καθὼς προείρηται </text:p>
      <text:p text:style-name="P1"><text:tab/><text:span text:style-name="T2">Σήμερον ἐὰν τῆς φωνῆς αὐτοῦ ἀκούσητε, </text:span></text:p>
      <text:p text:style-name="P1"><text:span text:style-name="T2"><text:tab/>μὴ σκληρύνητε τὰς καρδίας ὑμῶν</text:span>.</text:p>
      <text:p text:style-name="P1"><text:span text:style-name="T1">8</text:span> εἰ γὰρ αὐτοὺς Ἰησοῦς κατέπαυσεν, οὐκ ἂν περὶ ἄλλης ἐλάλει μετὰ ταῦτα ἡμέρας. <text:span text:style-name="T1">9</text:span> ἄρα ἀπολείπεται σαββατισμὸς τῷ λαῷ τοῦ Θεοῦ. <text:span text:style-name="T1">10</text:span> ὁ γὰρ <text:span text:style-name="T2">εἰσελθὼν εἰς τὴν κατάπαυσιν αὐτοῦ</text:span> καὶ αὐτὸς <text:span text:style-name="T2">κατέπαυσεν ἀπὸ τῶν ἔργων</text:span> αὐτοῦ, ὥσπερ <text:span text:style-name="T3">ἀπὸ</text:span> τῶν ἰδίων <text:span text:style-name="T2">ὁ Θεός</text:span>. <text:span text:style-name="T1">11</text:span> Σπουδάσωμεν οὖν <text:span text:style-name="T2">εἰσελθεῖν</text:span> εἰς ἐκείνην <text:span text:style-name="T2">τὴν κατάπαυσιν</text:span>, ἵνα μὴ ἐν τῷ αὐτῷ τις ὑποδείγματι πέσῃ τῆς ἀπειθείας. <text:span text:style-name="T1">12</text:span> Ζῶν γὰρ ὁ λόγος τοῦ Θεοῦ καὶ ἐνεργὴς καὶ τομώτερος ὑπὲρ πᾶσαν μάχαιραν δίστομον καὶ διϊκνούμενος ἄχρι μερισμοῦ ψυχῆς καὶ πνεύματος, ἁρμῶν τε καὶ μυελῶν, καὶ κριτικὸς ἐνθυμήσεων καὶ ἐννοιῶν καρδίας· <text:span text:style-name="T1">13</text:span> καὶ οὐκ ἔστιν κτίσις ἀφανὴς ἐνώπιον αὐτοῦ, πάντα δὲ γυμνὰ καὶ τετραχηλισμένα τοῖς ὀφθαλμοῖς αὐτοῦ, πρὸς ὃν ἡμῖν ὁ λόγος. <text:span text:style-name="T1">14</text:span> Ἔχοντες οὖν ἀρχιερέα μέγαν διεληλυθότα τοὺς οὐρανούς, Ἰησοῦν τὸν Υἱὸν τοῦ Θεοῦ, κρατῶμεν τῆς ὁμολογίας. <text:span text:style-name="T1">15</text:span> οὐ γὰρ ἔχομεν ἀρχιερέα μὴ δυνάμενον συνπαθῆσαι ταῖς ἀσθενείαις ἡμῶν, πεπειρασμένον δὲ κατὰ πάντα καθ’ ὁμοιότητα χωρὶς ἁμαρτίας. <text:span text:style-name="T1">16</text:span> προσερχώμεθα οὖν μετὰ παρρησίας τῷ θρόνῳ τῆς χάριτος, ἵνα λάβωμεν ἔλεος καὶ χάριν εὕρωμεν εἰς εὔκαιρον βοήθειαν.</text:p>
      <text:p text:style-name="P1"/>
      <text:h text:style-name="P5" text:outline-level="2"><text:soft-page-break/>5</text:h>
      <text:p text:style-name="P1"/>
      <text:p text:style-name="P1"><text:tab/><text:span text:style-name="T1">1</text:span> Πᾶς γὰρ ἀρχιερεὺς ἐξ ἀνθρώπων λαμβανόμενος ὑπὲρ ἀνθρώπων καθίσταται τὰ πρὸς τὸν Θεόν, ἵνα προσφέρῃ δῶρά τε καὶ θυσίας ὑπὲρ ἁμαρτιῶν, <text:span text:style-name="T1">2</text:span> μετριοπαθεῖν δυνάμενος τοῖς ἀγνοοῦσιν καὶ πλανωμένοις, ἐπεὶ καὶ αὐτὸς περίκειται ἀσθένειαν, <text:span text:style-name="T1">3</text:span> καὶ δι’ αὐτὴν ὀφείλει, καθὼς περὶ τοῦ λαοῦ, οὕτως καὶ περὶ ἑαυτοῦ προσφέρειν περὶ ἁμαρτιῶν. <text:span text:style-name="T1">4</text:span> καὶ οὐχ ἑαυτῷ τις λαμβάνει τὴν τιμήν, ἀλλὰ καλούμενος ὑπὸ τοῦ Θεοῦ, καθώσπερ καὶ Ἀαρών. <text:span text:style-name="T1">5</text:span> Οὕτως καὶ ὁ Χριστὸς οὐχ ἑαυτὸν ἐδόξασεν γενηθῆναι ἀρχιερέα, ἀλλ’ ὁ λαλήσας πρὸς αὐτόν </text:p>
      <text:p text:style-name="P1"><text:tab/><text:span text:style-name="T2">Υἱός μου εἶ σύ, ἐγὼ σήμερον γεγέννηκά σε</text:span>·</text:p>
      <text:p text:style-name="P1"><text:span text:style-name="T1">6</text:span> καθὼς καὶ ἐν ἑτέρῳ λέγει </text:p>
      <text:p text:style-name="P1"><text:tab/><text:span text:style-name="T2">Σὺ ἱερεὺς εἰς τὸν αἰῶνα κατὰ τὴν τάξιν Μελχισέδεκ</text:span>.</text:p>
      <text:p text:style-name="P1"><text:span text:style-name="T1">7</text:span> ὃς ἐν ταῖς ἡμέραις τῆς σαρκὸς αὐτοῦ δεήσεις τε καὶ ἱκετηρίας πρὸς τὸν δυνάμενον σῴζειν αὐτὸν ἐκ θανάτου μετὰ κραυγῆς ἰσχυρᾶς καὶ δακρύων προσενέγκας καὶ εἰσακουσθεὶς ἀπὸ τῆς εὐλαβείας, <text:span text:style-name="T1">8</text:span> καίπερ ὢν Υἱός, ἔμαθεν ἀφ’ ὧν ἔπαθεν τὴν ὑπακοήν, <text:span text:style-name="T1">9</text:span> καὶ τελειωθεὶς ἐγένετο πᾶσιν τοῖς ὑπακούουσιν αὐτῷ αἴτιος <text:span text:style-name="T2">σωτηρίας αἰωνίου</text:span>, <text:span text:style-name="T1">10</text:span> προσαγορευθεὶς ὑπὸ τοῦ Θεοῦ ἀρχιερεὺς <text:span text:style-name="T2">κατὰ τὴν τάξιν Μελχισέδεκ</text:span>.</text:p>
      <text:p text:style-name="P1"><text:tab/><text:span text:style-name="T1">11</text:span> Περὶ οὗ πολὺς ἡμῖν ὁ λόγος καὶ δυσερμήνευτος λέγειν, ἐπεὶ νωθροὶ γεγόνατε ταῖς ἀκοαῖς. <text:span text:style-name="T1">12</text:span> καὶ γὰρ ὀφείλοντες εἶναι διδάσκαλοι διὰ τὸν χρόνον, πάλιν χρείαν ἔχετε τοῦ διδάσκειν ὑμᾶς τινα τὰ στοιχεῖα τῆς ἀρχῆς τῶν λογίων τοῦ Θεοῦ, καὶ γεγόνατε χρείαν ἔχοντες γάλακτος, οὐ στερεᾶς τροφῆς. <text:span text:style-name="T1">13</text:span> πᾶς γὰρ ὁ μετέχων γάλακτος ἄπειρος λόγου δικαιοσύνης, νήπιος γάρ ἐστιν· <text:span text:style-name="T1">14</text:span> τελείων δέ ἐστιν ἡ στερεὰ τροφή, τῶν διὰ τὴν ἕξιν τὰ αἰσθητήρια γεγυμνασμένα <text:soft-page-break/>ἐχόντων πρὸς διάκρισιν καλοῦ τε καὶ κακοῦ.</text:p>
      <text:p text:style-name="P1"/>
      <text:h text:style-name="P5" text:outline-level="2">6</text:h>
      <text:p text:style-name="P1"/>
      <text:p text:style-name="P3"><text:span text:style-name="T1">1</text:span> Διὸ ἀφέντες τὸν τῆς ἀρχῆς τοῦ Χριστοῦ λόγον ἐπὶ τὴν τελειότητα φερώμεθα, μὴ πάλιν θεμέλιον καταβαλλόμενοι μετανοίας ἀπὸ νεκρῶν ἔργων, καὶ πίστεως ἐπὶ Θεόν, <text:span text:style-name="T1">2</text:span> βαπτισμῶν διδαχὴν, ἐπιθέσεώς τε χειρῶν, ἀναστάσεώς νεκρῶν, καὶ κρίματος αἰωνίου. <text:span text:style-name="T1">3</text:span> καὶ τοῦτο ποιήσομεν, ἐάνπερ ἐπιτρέπῃ ὁ Θεός. <text:span text:style-name="T1">4</text:span> Ἀδύνατον γὰρ τοὺς ἅπαξ φωτισθέντας γευσαμένους τε τῆς δωρεᾶς τῆς ἐπουρανίου καὶ μετόχους γενηθέντας Πνεύματος Ἁγίου <text:span text:style-name="T1">5</text:span> καὶ καλὸν γευσαμένους Θεοῦ ῥῆμα δυνάμεις τε μέλλοντος αἰῶνος, <text:span text:style-name="T1">6</text:span> καὶ παραπεσόντας, πάλιν ἀνακαινίζειν εἰς μετάνοιαν, ἀνασταυροῦντας ἑαυτοῖς τὸν Υἱὸν τοῦ Θεοῦ καὶ παραδειγματίζοντας. <text:span text:style-name="T1">7</text:span> γῆ γὰρ ἡ πιοῦσα τὸν ἐπ’ αὐτῆς ἐρχόμενον πολλάκις ὑετόν καὶ τίκτουσα <text:span text:style-name="T2">βοτάνην</text:span> εὔθετον ἐκείνοις δι’ οὓς καὶ γεωργεῖται, μεταλαμβάνει εὐλογίας ἀπὸ τοῦ Θεοῦ· <text:span text:style-name="T1">8</text:span> <text:span text:style-name="T2">ἐκφέρουσα</text:span> δὲ <text:span text:style-name="T2">ἀκάνθας καὶ τριβόλους</text:span> ἀδόκιμος καὶ <text:span text:style-name="T2">κατάρας</text:span> ἐγγύς, ἧς τὸ τέλος εἰς καῦσιν. <text:span text:style-name="T1">9</text:span> Πεπείσμεθα δὲ περὶ ὑμῶν, ἀγαπητοί, τὰ κρείσσονα καὶ ἐχόμενα σωτηρίας, εἰ καὶ οὕτως λαλοῦμεν. <text:span text:style-name="T1">10</text:span> οὐ γὰρ ἄδικος ὁ Θεὸς ἐπιλαθέσθαι τοῦ ἔργου ὑμῶν καὶ τῆς ἀγάπης ἧς ἐνεδείξασθε εἰς τὸ ὄνομα αὐτοῦ, διακονήσαντες τοῖς ἁγίοις καὶ διακονοῦντες. <text:span text:style-name="T1">11</text:span> ἐπιθυμοῦμεν δὲ ἕκαστον ὑμῶν τὴν αὐτὴν ἐνδείκνυσθαι σπουδὴν πρὸς τὴν πληροφορίαν τῆς ἐλπίδος ἄχρι τέλους, <text:span text:style-name="T1">12</text:span> ἵνα μὴ νωθροὶ γένησθε, μιμηταὶ δὲ τῶν διὰ πίστεως καὶ μακροθυμίας κληρονομούντων τὰς ἐπαγγελίας. <text:span text:style-name="T1">13</text:span> Τῷ γὰρ Ἀβραὰμ ἐπαγγειλάμενος ὁ Θεός, ἐπεὶ κατ’ οὐδενὸς εἶχεν μείζονος <text:soft-page-break/>ὀμόσαι, <text:span text:style-name="T2">ὤμοσεν καθ’ ἑαυτοῦ</text:span>, <text:span text:style-name="T1">14</text:span> λέγων <text:span text:style-name="T2">Εἰ μὴν εὐλογῶν εὐλογήσω σε καὶ πληθύνων πληθυνῶ σε</text:span>· <text:span text:style-name="T1">15</text:span> καὶ οὕτως μακροθυμήσας ἐπέτυχεν τῆς ἐπαγγελίας. <text:span text:style-name="T1">16</text:span> ἄνθρωποι γὰρ κατὰ τοῦ μείζονος ὀμνύουσιν, καὶ πάσης αὐτοῖς ἀντιλογίας πέρας εἰς βεβαίωσιν ὁ ὅρκος· <text:span text:style-name="T1">17</text:span> ἐν ᾧ περισσότερον βουλόμενος ὁ Θεὸς ἐπιδεῖξαι τοῖς κληρονόμοις τῆς ἐπαγγελίας τὸ ἀμετάθετον τῆς βουλῆς αὐτοῦ ἐμεσίτευσεν ὅρκῳ, <text:span text:style-name="T1">18</text:span> ἵνα διὰ δύο πραγμάτων ἀμεταθέτων, ἐν οἷς ἀδύνατον ψεύσασθαι Θεόν, ἰσχυρὰν παράκλησιν ἔχωμεν οἱ καταφυγόντες κρατῆσαι τῆς προκειμένης ἐλπίδος· <text:span text:style-name="T1">19</text:span> ἣν ὡς ἄγκυραν ἔχομεν τῆς ψυχῆς ἀσφαλῆ τε καὶ βεβαίαν καὶ <text:span text:style-name="T2">εἰσερχομένην εἰς τὸ ἐσώτερον τοῦ καταπετάσματος</text:span>, <text:span text:style-name="T1">20</text:span> ὅπου πρόδρομος ὑπὲρ ἡμῶν εἰσῆλθεν Ἰησοῦς, κατὰ τὴν τάξιν Μελχισέδεκ ἀρχιερεὺς γενόμενος εἰς τὸν αἰῶνα.</text:p>
      <text:p text:style-name="P3"/>
      <text:h text:style-name="P5" text:outline-level="2">7</text:h>
      <text:p text:style-name="P3"/>
      <text:p text:style-name="P1"><text:tab/><text:span text:style-name="T1">1</text:span> Οὗτος γὰρ ὁ <text:span text:style-name="T2">Μελχισέδεκ, βασιλεὺς Σαλήμ, ἱερεὺς τοῦ Θεοῦ τοῦ Ὑψίστου, ὁ συναντήσας Ἀβραὰμ ὑποστρέφοντι ἀπὸ τῆς κοπῆς τῶν βασιλέων</text:span> καὶ <text:span text:style-name="T2">εὐλογήσας αὐτόν</text:span>, <text:span text:style-name="T1">2</text:span> ᾧ καὶ <text:span text:style-name="T2">δεκάτην ἀπὸ πάντων</text:span> ἐμέρισεν <text:span text:style-name="T2">Ἀβραάμ</text:span>, πρῶτον μὲν ἑρμηνευόμενος βασιλεὺς δικαιοσύνης, ἔπειτα δὲ καὶ <text:span text:style-name="T2">βασιλεὺς Σαλήμ</text:span>, ὅ ἐστιν βασιλεὺς εἰρήνης, <text:span text:style-name="T1">3</text:span> ἀπάτωρ, ἀμήτωρ, ἀγενεαλόγητος, μήτε ἀρχὴν ἡμερῶν μήτε ζωῆς τέλος ἔχων, ἀφωμοιωμένος δὲ τῷ Υἱῷ τοῦ Θεοῦ, μένει <text:span text:style-name="T2">ἱερεὺς</text:span> εἰς τὸ διηνεκές. <text:span text:style-name="T1">4</text:span> Θεωρεῖτε δὲ πηλίκος οὗτος ᾧ δεκάτην <text:span text:style-name="T2">Ἀβραὰμ ἔδωκεν</text:span> ἐκ τῶν ἀκροθινίων ὁ πατριάρχης. <text:span text:style-name="T1">5</text:span> καὶ οἱ μὲν ἐκ τῶν υἱῶν Λευεὶ τὴν ἱερατείαν λαμβάνοντες ἐντολὴν ἔχουσιν <text:soft-page-break/>ἀποδεκατοῖν τὸν λαὸν κατὰ τὸν νόμον, τοῦτ’ ἔστιν τοὺς ἀδελφοὺς αὐτῶν, καίπερ ἐξεληλυθότας ἐκ τῆς ὀσφύος Ἀβραάμ· <text:span text:style-name="T1">6</text:span> ὁ δὲ μὴ γενεαλογούμενος ἐξ αὐτῶν δεδεκάτωκεν Ἀβραάμ, καὶ τὸν ἔχοντα τὰς ἐπαγγελίας εὐλόγηκεν. <text:span text:style-name="T1">7</text:span> χωρὶς δὲ πάσης ἀντιλογίας τὸ ἔλαττον ὑπὸ τοῦ κρείττονος εὐλογεῖται. <text:span text:style-name="T1">8</text:span> καὶ ὧδε μὲν <text:span text:style-name="T2">δεκάτας</text:span> ἀποθνῄσκοντες ἄνθρωποι λαμβάνουσιν, ἐκεῖ δὲ μαρτυρούμενος ὅτι ζῇ. <text:span text:style-name="T1">9</text:span> καὶ ὡς ἔπος εἰπεῖν, δι’ Ἀβραὰμ καὶ Λευεὶς ὁ δεκάτας λαμβάνων δεδεκάτωται· <text:span text:style-name="T1">10</text:span> ἔτι γὰρ ἐν τῇ ὀσφύϊ τοῦ πατρὸς ἦν ὅτε συνήντησεν αὐτῷ Μελχισέδεκ. <text:span text:style-name="T1">11</text:span> Εἰ μὲν οὖν τελείωσις διὰ τῆς Λευειτικῆς ἱερωσύνης ἦν, ὁ λαὸς γὰρ ἐπ’ αὐτῆς νενομοθέτηται, τίς ἔτι χρεία <text:span text:style-name="T2">κατὰ τὴν τάξιν Μελχισέδεκ</text:span> ἕτερον ἀνίστασθαι <text:span text:style-name="T2">ἱερέα</text:span> καὶ οὐ <text:span text:style-name="T2">κατὰ τὴν τάξιν</text:span> Ἀαρὼν λέγεσθαι; <text:span text:style-name="T1">12</text:span> μετατιθεμένης γὰρ τῆς ἱερωσύνης ἐξ ἀνάγκης καὶ νόμου μετάθεσις γίνεται. <text:span text:style-name="T1">13</text:span> ἐφ’ ὃν γὰρ λέγεται ταῦτα, φυλῆς ἑτέρας μετέσχηκεν, ἀφ’ ἧς οὐδεὶς προσέσχηκεν τῷ θυσιαστηρίῳ· <text:span text:style-name="T1">14</text:span> πρόδηλον γὰρ ὅτι ἐξ Ἰούδα ἀνατέταλκεν ὁ Κύριος ἡμῶν, εἰς ἣν φυλὴν περὶ ἱερέων οὐδὲν Μωϋσῆς ἐλάλησεν. <text:span text:style-name="T1">15</text:span> Καὶ περισσότερον ἔτι κατάδηλόν ἐστιν, εἰ κατὰ τὴν ὁμοιότητα Μελχισέδεκ ἀνίσταται ἱερεὺς ἕτερος, <text:span text:style-name="T1">16</text:span> ὃς οὐ κατὰ νόμον ἐντολῆς σαρκίνης γέγονεν ἀλλὰ κατὰ δύναμιν ζωῆς ἀκαταλύτου. <text:span text:style-name="T1">17</text:span> μαρτυρεῖται γὰρ ὅτι <text:span text:style-name="T2">Σὺ ἱερεὺς εἰς τὸν αἰῶνα κατὰ τὴν τάξιν Μελχισέδεκ</text:span>. <text:span text:style-name="T1">18</text:span> ἀθέτησις μὲν γὰρ γίνεται προαγούσης ἐντολῆς διὰ τὸ αὐτῆς ἀσθενὲς καὶ ἀνωφελές, <text:span text:style-name="T1">19</text:span> οὐδὲν γὰρ ἐτελείωσεν ὁ νόμος, ἐπεισαγωγὴ δὲ κρείττονος ἐλπίδος, δι’ ἧς ἐγγίζομεν τῷ Θεῷ. <text:span text:style-name="T1">20</text:span> Καὶ καθ’ ὅσον οὐ χωρὶς ὁρκωμοσίας, —οἱ μὲν γὰρ χωρὶς ὁρκωμοσίας εἰσὶν ἱερεῖς γεγονότες, <text:span text:style-name="T1">21</text:span> ὁ δὲ μετὰ ὁρκωμοσίας διὰ τοῦ λέγοντος πρὸς αὐτόν Ὤμοσεν Κύριος, καὶ οὐ μεταμεληθήσεται Σὺ ἱερεὺς εἰς τὸν αἰῶνα· <text:span text:style-name="T1">22</text:span> —κατὰ τοσοῦτο καὶ κρείττονος διαθήκης γέγονεν ἔγγυος Ἰησοῦς. <text:span text:style-name="T1">23</text:span> Καὶ οἱ μὲν πλείονές εἰσιν <text:soft-page-break/>γεγονότες ἱερεῖς διὰ τὸ θανάτῳ κωλύεσθαι παραμένειν· <text:span text:style-name="T1">24</text:span> ὁ δὲ διὰ τὸ μένειν αὐτὸν εἰς τὸν αἰῶνα ἀπαράβατον ἔχει τὴν ἱερωσύνην· <text:span text:style-name="T1">25</text:span> ὅθεν καὶ σῴζειν εἰς τὸ παντελὲς δύναται τοὺς προσερχομένους δι’ αὐτοῦ τῷ Θεῷ, πάντοτε ζῶν εἰς τὸ ἐντυγχάνειν ὑπὲρ αὐτῶν. <text:span text:style-name="T1">26</text:span> Τοιοῦτος γὰρ ἡμῖν καὶ ἔπρεπεν ἀρχιερεύς, ὅσιος, ἄκακος, ἀμίαντος, κεχωρισμένος ἀπὸ τῶν ἁμαρτωλῶν, καὶ ὑψηλότερος τῶν οὐρανῶν γενόμενος· <text:span text:style-name="T1">27</text:span> ὃς οὐκ ἔχει καθ’ ἡμέραν ἀνάγκην, ὥσπερ οἱ ἀρχιερεῖς, πρότερον ὑπὲρ τῶν ἰδίων ἁμαρτιῶν θυσίας ἀναφέρειν, ἔπειτα τῶν τοῦ λαοῦ· τοῦτο γὰρ ἐποίησεν ἐφάπαξ ἑαυτὸν ἀνενέγκας. <text:span text:style-name="T1">28</text:span> ὁ νόμος γὰρ ἀνθρώπους καθίστησιν ἀρχιερεῖς ἔχοντας ἀσθένειαν, ὁ λόγος δὲ τῆς ὁρκωμοσίας τῆς μετὰ τὸν νόμον <text:span text:style-name="T2">Υἱόν εἰς τὸν αἰῶνα</text:span> τετελειωμένον.</text:p>
      <text:p text:style-name="P1"/>
      <text:h text:style-name="P5" text:outline-level="2">8</text:h>
      <text:p text:style-name="P1"/>
      <text:p text:style-name="P1"><text:tab/><text:span text:style-name="T1">1</text:span> Κεφάλαιον δὲ ἐπὶ τοῖς λεγομένοις, τοιοῦτον ἔχομεν ἀρχιερέα, ὃς <text:span text:style-name="T2">ἐκάθισεν ἐν δεξιᾷ</text:span> τοῦ θρόνου τῆς Μεγαλωσύνης ἐν τοῖς οὐρανοῖς, <text:span text:style-name="T1">2</text:span> τῶν ἁγίων λειτουργὸς καὶ <text:span text:style-name="T2">τῆς σκηνῆς</text:span> τῆς ἀληθινῆς, <text:span text:style-name="T2">ἣν ἔπηξεν ὁ Κύριος</text:span>, οὐκ ἄνθρωπος. <text:span text:style-name="T1">3</text:span> Πᾶς γὰρ ἀρχιερεὺς εἰς τὸ προσφέρειν δῶρά τε καὶ θυσίας καθίσταται· ὅθεν ἀναγκαῖον ἔχειν τι καὶ τοῦτον ὃ προσενέγκῃ. <text:span text:style-name="T1">4</text:span> εἰ μὲν οὖν ἦν ἐπὶ γῆς, οὐδ’ ἂν ἦν ἱερεύς, ὄντων τῶν προσφερόντων κατὰ νόμον τὰ δῶρα· <text:span text:style-name="T1">5</text:span> οἵτινες ὑποδείγματι καὶ σκιᾷ λατρεύουσιν τῶν ἐπουρανίων, καθὼς κεχρημάτισται Μωϋσῆς μέλλων ἐπιτελεῖν τὴν σκηνήν. <text:span text:style-name="T2">Ὅρα</text:span> γάρ φησίν, <text:span text:style-name="T2">ποιήσεις πάντα κατὰ τὸν τύπον τὸν δειχθέντα σοι ἐν τῷ ὄρει</text:span>· <text:span text:style-name="T1">6</text:span> νῦν δὲ διαφορωτέρας τέτυχεν λειτουργίας, ὅσῳ καὶ κρείττονός ἐστιν διαθήκης μεσίτης, ἥτις ἐπὶ κρείττοσιν ἐπαγγελίαις <text:soft-page-break/>νενομοθέτηται. <text:span text:style-name="T1">7</text:span> εἰ γὰρ ἡ πρώτη ἐκείνη ἦν ἄμεμπτος, οὐκ ἂν δευτέρας ἐζητεῖτο τόπος. <text:span text:style-name="T1">8</text:span> μεμφόμενος γὰρ αὐτοὺς λέγει </text:p>
      <text:p text:style-name="P1"><text:tab/><text:span text:style-name="T2">Ἰδοὺ ἡμέραι ἔρχονται, λέγει Κύριος, </text:span></text:p>
      <text:p text:style-name="P2"><text:tab/><text:tab/>καὶ συντελέσω ἐπὶ τὸν οἶκον Ἰσραὴλ καὶ ἐπὶ τὸν οἶκον Ἰούδα διαθήκην καινήν,</text:p>
      <text:p text:style-name="P1"><text:span text:style-name="T1"><text:tab/>9</text:span> <text:span text:style-name="T2">οὐ κατὰ τὴν διαθήκην ἣν ἐποίησα τοῖς πατράσιν αὐτῶν </text:span></text:p>
      <text:p text:style-name="P2"><text:tab/><text:tab/>ἐν ἡμέρᾳ ἐπιλαβομένου μου τῆς χειρὸς αὐτῶν ἐξαγαγεῖν αὐτοὺς ἐκ γῆς Αἰγύπτου, </text:p>
      <text:p text:style-name="P2"><text:tab/>ὅτι αὐτοὶ οὐκ ἐνέμειναν ἐν τῇ διαθήκῃ μου, </text:p>
      <text:p text:style-name="P2"><text:tab/><text:tab/>κἀγὼ ἠμέλησα αὐτῶν, λέγει Κύριος.</text:p>
      <text:p text:style-name="P1"><text:span text:style-name="T1"><text:tab/>10</text:span> <text:span text:style-name="T2">ὅτι αὕτη ἡ διαθήκη ἣν διαθήσομαι τῷ οἴκῳ Ἰσραὴλ </text:span></text:p>
      <text:p text:style-name="P2"><text:tab/><text:tab/>μετὰ τὰς ἡμέρας ἐκείνας, λέγει Κύριος, </text:p>
      <text:p text:style-name="P2"><text:tab/>διδοὺς νόμους μου εἰς τὴν διάνοιαν αὐτῶν, </text:p>
      <text:p text:style-name="P2"><text:tab/><text:tab/>καὶ ἐπὶ καρδίας αὐτῶν ἐπιγράψω αὐτούς, </text:p>
      <text:p text:style-name="P2"><text:tab/>καὶ ἔσομαι αὐτοῖς εἰς Θεόν </text:p>
      <text:p text:style-name="P2"><text:tab/><text:tab/>καὶ αὐτοὶ ἔσονταί μοι εἰς λαόν.</text:p>
      <text:p text:style-name="P1"><text:span text:style-name="T1"><text:tab/>11</text:span> <text:span text:style-name="T2">καὶ οὐ μὴ διδάξωσιν ἕκαστος τὸν πολίτην αὐτοῦ </text:span></text:p>
      <text:p text:style-name="P2"><text:tab/><text:tab/>καὶ ἕκαστος τὸν ἀδελφὸν αὐτοῦ, λέγων Γνῶθι τὸν Κύριον, </text:p>
      <text:p text:style-name="P2"><text:tab/>ὅτι πάντες εἰδήσουσίν με </text:p>
      <text:p text:style-name="P2"><text:tab/><text:tab/>ἀπὸ μικροῦ ἕως μεγάλου αὐτῶν.</text:p>
      <text:p text:style-name="P1"><text:tab/><text:span text:style-name="T1">12</text:span> <text:span text:style-name="T2">ὅτι ἵλεως ἔσομαι ταῖς ἀδικίαις αὐτῶν, </text:span></text:p>
      <text:p text:style-name="P1"><text:span text:style-name="T2"><text:tab/><text:tab/>καὶ τῶν ἁμαρτιῶν αὐτῶν οὐ μὴ μνησθῶ ἔτι</text:span>.</text:p>
      <text:p text:style-name="P1"><text:span text:style-name="T1">13</text:span> ἐν τῷ λέγειν Καινὴν πεπαλαίωκεν τὴν πρώτην· τὸ δὲ παλαιούμενον καὶ γηράσκον ἐγγὺς ἀφανισμοῦ.</text:p>
      <text:p text:style-name="P1"/>
      <text:h text:style-name="P5" text:outline-level="2">9</text:h>
      <text:p text:style-name="P1"/>
      <text:p text:style-name="P1"><text:soft-page-break/><text:tab/><text:span text:style-name="T1">1</text:span> Εἶχε μὲν οὖν καὶ ἡ πρώτη δικαιώματα λατρείας τό τε ἅγιον κοσμικόν. <text:span text:style-name="T1">2</text:span> σκηνὴ γὰρ κατεσκευάσθη ἡ πρώτη, ἐν ᾗ ἥ τε λυχνία καὶ ἡ τράπεζα καὶ ἡ πρόθεσις τῶν ἄρτων, ἥτις λέγεται Ἅγια· <text:span text:style-name="T1">3</text:span> μετὰ δὲ τὸ δεύτερον καταπέτασμα σκηνὴ ἡ λεγομένη Ἅγια ἁγίων, <text:span text:style-name="T1">4</text:span> χρυσοῦν ἔχουσα θυμιατήριον καὶ τὴν κιβωτὸν τῆς διαθήκης περικεκαλυμμένην πάντοθεν χρυσίῳ, ἐν ᾗ στάμνος χρυσῆ ἔχουσα τὸ μάννα καὶ ἡ ῥάβδος Ἀαρὼν ἡ βλαστήσασα καὶ αἱ πλάκες τῆς διαθήκης, <text:span text:style-name="T1">5</text:span> ὑπεράνω δὲ αὐτῆς Χερουβεὶν δόξης κατασκιάζοντα τὸ ἱλαστήριον· περὶ ὧν οὐκ ἔστιν νῦν λέγειν κατὰ μέρος. <text:span text:style-name="T1">6</text:span> Τούτων δὲ οὕτως κατεσκευασμένων εἰς μὲν τὴν πρώτην σκηνὴν διὰ παντὸς εἰσίασιν οἱ ἱερεῖς τὰς λατρείας ἐπιτελοῦντες, <text:span text:style-name="T1">7</text:span> εἰς δὲ τὴν δευτέραν ἅπαξ τοῦ ἐνιαυτοῦ μόνος ὁ ἀρχιερεύς, οὐ χωρὶς αἵματος, ὃ προσφέρει ὑπὲρ ἑαυτοῦ καὶ τῶν τοῦ λαοῦ ἀγνοημάτων, <text:span text:style-name="T1">8</text:span> τοῦτο δηλοῦντος τοῦ Πνεύματος τοῦ Ἁγίου, μήπω πεφανερῶσθαι τὴν τῶν ἁγίων ὁδὸν ἔτι τῆς πρώτης σκηνῆς ἐχούσης στάσιν, <text:span text:style-name="T1">9</text:span> ἥτις παραβολὴ εἰς τὸν καιρὸν τὸν ἐνεστηκότα, καθ’ ἣν δῶρά τε καὶ θυσίαι προσφέρονται μὴ δυνάμεναι κατὰ συνείδησιν τελειῶσαι τὸν λατρεύοντα, <text:span text:style-name="T1">10</text:span> μόνον ἐπὶ βρώμασιν καὶ πόμασιν καὶ διαφόροις βαπτισμοῖς, δικαιώματα σαρκὸς μέχρι καιροῦ διορθώσεως ἐπικείμενα. <text:span text:style-name="T1">11</text:span> Χριστὸς δὲ παραγενόμενος ἀρχιερεὺς τῶν γενομένων ἀγαθῶν, διὰ τῆς μείζονος καὶ τελειοτέρας σκηνῆς οὐ χειροποιήτου, τοῦτ’ ἔστιν οὐ ταύτης τῆς κτίσεως, <text:span text:style-name="T1">12</text:span> οὐδὲ δι’ αἵματος τράγων καὶ μόσχων, διὰ δὲ τοῦ ἰδίου αἵματος, εἰσῆλθεν ἐφάπαξ εἰς τὰ ἅγια, αἰωνίαν λύτρωσιν εὑράμενος. <text:span text:style-name="T1">13</text:span> εἰ γὰρ τὸ αἷμα τράγων καὶ ταύρων καὶ σποδὸς δαμάλεως ῥαντίζουσα τοὺς κεκοινωμένους ἁγιάζει πρὸς τὴν τῆς σαρκὸς καθαρότητα, <text:span text:style-name="T1">14</text:span> πόσῳ μᾶλλον τὸ αἷμα τοῦ Χριστοῦ, ὃς διὰ Πνεύματος αἰωνίου ἑαυτὸν προσήνεγκεν ἄμωμον τῷ Θεῷ, καθαριεῖ τὴν συνείδησιν ἡμῶν ἀπὸ νεκρῶν ἔργων εἰς τὸ λατρεύειν Θεῷ <text:soft-page-break/>ζῶντι. <text:span text:style-name="T1">15</text:span> Καὶ διὰ τοῦτο διαθήκης καινῆς μεσίτης ἐστίν, ὅπως θανάτου γενομένου εἰς ἀπολύτρωσιν τῶν ἐπὶ τῇ πρώτῃ διαθήκῃ παραβάσεων τὴν ἐπαγγελίαν λάβωσιν οἱ κεκλημένοι τῆς αἰωνίου κληρονομίας. <text:span text:style-name="T1">16</text:span> ὅπου γὰρ διαθήκη, θάνατον ἀνάγκη φέρεσθαι τοῦ διαθεμένου· <text:span text:style-name="T1">17</text:span> διαθήκη γὰρ ἐπὶ νεκροῖς βεβαία, ἐπεὶ μή ποτε ἰσχύει ὅτε ζῇ ὁ διαθέμενος. <text:span text:style-name="T1">18</text:span> Ὅθεν οὐδὲ ἡ πρώτη χωρὶς αἵματος ἐνκεκαίνισται. <text:span text:style-name="T1">19</text:span> λαληθείσης γὰρ πάσης ἐντολῆς κατὰ τὸν νόμον ὑπὸ Μωϋσέως παντὶ τῷ λαῷ, λαβὼν τὸ αἷμα τῶν μόσχων καὶ τῶν τράγων μετὰ ὕδατος καὶ ἐρίου κοκκίνου καὶ ὑσσώπου, αὐτό τε τὸ βιβλίον καὶ πάντα τὸν λαὸν ἐράντισεν, <text:span text:style-name="T1">20</text:span> λέγων <text:span text:style-name="T2">Τοῦτο τὸ αἷμα τῆς διαθήκης ἧς ἐνετείλατο πρὸς ὑμᾶς ὁ Θεός</text:span>. <text:span text:style-name="T1">21</text:span> καὶ τὴν σκηνὴν δὲ καὶ πάντα τὰ σκεύη τῆς λειτουργίας τῷ αἵματι ὁμοίως ἐράντισεν. <text:span text:style-name="T1">22</text:span> καὶ σχεδὸν ἐν αἵματι πάντα καθαρίζεται κατὰ τὸν νόμον, καὶ χωρὶς αἱματεκχυσίας οὐ γίνεται ἄφεσις. <text:span text:style-name="T1">23</text:span> Ἀνάγκη οὖν τὰ μὲν ὑποδείγματα τῶν ἐν τοῖς οὐρανοῖς τούτοις καθαρίζεσθαι, αὐτὰ δὲ τὰ ἐπουράνια κρείττοσιν θυσίαις παρὰ ταύτας. <text:span text:style-name="T1">24</text:span> οὐ γὰρ εἰς χειροποίητα εἰσῆλθεν ἅγια Χριστός, ἀντίτυπα τῶν ἀληθινῶν, ἀλλ’ εἰς αὐτὸν τὸν οὐρανόν, νῦν ἐμφανισθῆναι τῷ προσώπῳ τοῦ Θεοῦ ὑπὲρ ἡμῶν· <text:span text:style-name="T1">25</text:span> οὐδ’ ἵνα πολλάκις προσφέρῃ ἑαυτόν, ὥσπερ ὁ ἀρχιερεὺς εἰσέρχεται εἰς τὰ ἅγια κατ’ ἐνιαυτὸν ἐν αἵματι ἀλλοτρίῳ, <text:span text:style-name="T1">26</text:span> ἐπεὶ ἔδει αὐτὸν πολλάκις παθεῖν ἀπὸ καταβολῆς κόσμου· νυνὶ δὲ ἅπαξ ἐπὶ συντελείᾳ τῶν αἰώνων εἰς ἀθέτησιν τῆς ἁμαρτίας διὰ τῆς θυσίας αὐτοῦ πεφανέρωται. <text:span text:style-name="T1">27</text:span> καὶ καθ’ ὅσον ἀπόκειται τοῖς ἀνθρώποις ἅπαξ ἀποθανεῖν, μετὰ δὲ τοῦτο κρίσις, <text:span text:style-name="T1">28</text:span> οὕτως καὶ ὁ Χριστός, ἅπαξ προσενεχθεὶς εἰς τὸ <text:span text:style-name="T2">πολλῶν ἀνενεγκεῖν ἁμαρτίας</text:span>, ἐκ δευτέρου χωρὶς ἁμαρτίας ὀφθήσεται τοῖς αὐτὸν ἀπεκδεχομένοις εἰς σωτηρίαν.</text:p>
      <text:p text:style-name="P1"/>
      <text:h text:style-name="P5" text:outline-level="2"><text:soft-page-break/>10</text:h>
      <text:p text:style-name="P1"/>
      <text:p text:style-name="P1"><text:tab/><text:span text:style-name="T1">1</text:span> Σκιὰν γὰρ ἔχων ὁ νόμος τῶν μελλόντων ἀγαθῶν, οὐκ αὐτὴν τὴν εἰκόνα τῶν πραγμάτων, κατ’ ἐνιαυτὸν ταῖς αὐταῖς θυσίαις ἃς προσφέρουσιν εἰς τὸ διηνεκὲς οὐδέποτε δύναται τοὺς προσερχομένους τελειῶσαι· <text:span text:style-name="T1">2</text:span> ἐπεὶ οὐκ ἂν ἐπαύσαντο προσφερόμεναι, διὰ τὸ μηδεμίαν ἔχειν ἔτι συνείδησιν ἁμαρτιῶν τοὺς λατρεύοντας ἅπαξ κεκαθαρισμένους; <text:span text:style-name="T1">3</text:span> ἀλλ’ ἐν αὐταῖς ἀνάμνησις ἁμαρτιῶν κατ’ ἐνιαυτόν· <text:span text:style-name="T1">4</text:span> ἀδύνατον γὰρ αἷμα ταύρων καὶ τράγων ἀφαιρεῖν ἁμαρτίας. <text:span text:style-name="T1">5</text:span> Διὸ εἰσερχόμενος εἰς τὸν κόσμον λέγει </text:p>
      <text:p text:style-name="P1"><text:tab/><text:span text:style-name="T2">Θυσίαν καὶ προσφορὰν οὐκ ἠθέλησας, σῶμα δὲ κατηρτίσω μοι·</text:span></text:p>
      <text:p text:style-name="P1"><text:tab/><text:span text:style-name="T1">6</text:span> <text:span text:style-name="T2">ὁλοκαυτώματα καὶ περὶ ἁμαρτίας οὐκ εὐδόκησας.</text:span></text:p>
      <text:p text:style-name="P1"><text:span text:style-name="T1"><text:tab/><text:tab/>7</text:span> <text:span text:style-name="T2">τότε εἶπον Ἰδοὺ ἥκω, ἐν κεφαλίδι βιβλίου γέγραπται περὶ ἐμοῦ, </text:span></text:p>
      <text:p text:style-name="P2"><text:tab/>τοῦ ποιῆσαι ὁ Θεός, τὸ θέλημά σου.</text:p>
      <text:p text:style-name="P1"><text:span text:style-name="T1">8</text:span> ἀνώτερον λέγων ὅτι Θυσίας καὶ <text:span text:style-name="T2">προσφορὰς</text:span> καὶ <text:span text:style-name="T2">ὁλοκαυτώματα καὶ περὶ ἁμαρτίας οὐκ ἠθέλησας οὐδὲ εὐδόκησας</text:span>, αἵτινες κατὰ νόμον προσφέρονται, <text:span text:style-name="T1">9</text:span> τότε εἴρηκεν <text:span text:style-name="T2">Ἰδοὺ ἥκω τοῦ ποιῆσαι τὸ θέλημά σου</text:span>. ἀναιρεῖ τὸ πρῶτον ἵνα τὸ δεύτερον στήσῃ. <text:span text:style-name="T1">10</text:span> ἐν ᾧ θελήματι ἡγιασμένοι ἐσμὲν διὰ τῆς προσφορᾶς τοῦ σώματος Ἰησοῦ Χριστοῦ ἐφάπαξ. <text:span text:style-name="T1">11</text:span> Καὶ πᾶς μὲν ἱερεὺς ἕστηκεν καθ’ ἡμέραν λειτουργῶν καὶ τὰς αὐτὰς πολλάκις προσφέρων θυσίας, αἵτινες οὐδέποτε δύνανται περιελεῖν ἁμαρτίας· <text:span text:style-name="T1">12</text:span> οὗτος δὲ μίαν ὑπὲρ ἁμαρτιῶν προσενέγκας θυσίαν εἰς τὸ διηνεκὲς <text:span text:style-name="T2">ἐκάθισεν ἐν δεξιᾷ τοῦ Θεοῦ</text:span>, <text:span text:style-name="T1">13</text:span> τὸ λοιπὸν ἐκδεχόμενος <text:span text:style-name="T2">ἕως τεθῶσιν οἱ ἐχθροὶ αὐτοῦ ὑποπόδιον τῶν ποδῶν αὐτοῦ</text:span>. <text:span text:style-name="T1">14</text:span> μιᾷ γὰρ προσφορᾷ τετελείωκεν εἰς τὸ διηνεκὲς τοὺς ἁγιαζομένους. <text:span text:style-name="T1">15</text:span> Μαρτυρεῖ <text:soft-page-break/>δὲ ἡμῖν καὶ τὸ Πνεῦμα τὸ Ἅγιον· μετὰ γὰρ τὸ εἰρηκέναι </text:p>
      <text:p text:style-name="P1"><text:span text:style-name="T1"><text:tab/>16</text:span> <text:span text:style-name="T2">Αὕτη ἡ διαθήκη ἣν διαθήσομαι</text:span><text:span text:style-name="T3"> πρὸς αὐτοὺς </text:span></text:p>
      <text:p text:style-name="P2"><text:tab/><text:tab/>μετὰ τὰς ἡμέρας ἐκείνας, λέγει Κύριος· </text:p>
      <text:p text:style-name="P2"><text:tab/><text:tab/>διδοὺς νόμους μου ἐπὶ καρδίας αὐτῶν, </text:p>
      <text:p text:style-name="P2"><text:tab/>καὶ ἐπὶ τὴν διάνοιαν αὐτῶν ἐπιγράψω αὐτούς,</text:p>
      <text:p text:style-name="P1"><text:span text:style-name="T1">17</text:span> καὶ τῶν ἁμαρτιῶν αὐτῶν καὶ τῶν ἀνομιῶν αὐτῶν οὐ μὴ μνησθήσομαι ἔτι. <text:span text:style-name="T1">18</text:span> ὅπου δὲ ἄφεσις τούτων, οὐκέτι προσφορὰ περὶ ἁμαρτίας. </text:p>
      <text:p text:style-name="P1"><text:span text:style-name="T1"><text:tab/>19</text:span> Ἔχοντες οὖν, ἀδελφοί, παρρησίαν εἰς τὴν εἴσοδον τῶν ἁγίων ἐν τῷ αἵματι Ἰησοῦ, <text:span text:style-name="T1">20</text:span> ἣν ἐνεκαίνισεν ἡμῖν ὁδὸν πρόσφατον καὶ ζῶσαν διὰ τοῦ καταπετάσματος, τοῦτ’ ἔστιν τῆς σαρκὸς αὐτοῦ, <text:span text:style-name="T1">21</text:span> καὶ <text:span text:style-name="T2">ἱερέα μέγαν ἐπὶ τὸν οἶκον τοῦ Θεοῦ</text:span>, <text:span text:style-name="T1">22</text:span> προσερχώμεθα μετὰ ἀληθινῆς καρδίας ἐν πληροφορίᾳ πίστεως, ῥεραντισμένοι τὰς καρδίας ἀπὸ συνειδήσεως πονηρᾶς καὶ λελουσμένοι τὸ σῶμα ὕδατι καθαρῷ· <text:span text:style-name="T1">23</text:span> κατέχωμεν τὴν ὁμολογίαν τῆς ἐλπίδος ἀκλινῆ, πιστὸς γὰρ ὁ ἐπαγγειλάμενος, <text:span text:style-name="T1">24</text:span> καὶ κατανοῶμεν ἀλλήλους εἰς παροξυσμὸν ἀγάπης καὶ καλῶν ἔργων, <text:span text:style-name="T1">25</text:span> μὴ ἐγκαταλείποντες τὴν ἐπισυναγωγὴν ἑαυτῶν, καθὼς ἔθος τισίν, ἀλλὰ παρακαλοῦντες, καὶ τοσούτῳ μᾶλλον ὅσῳ βλέπετε ἐγγίζουσαν τὴν ἡμέραν. <text:span text:style-name="T1">26</text:span> Ἑκουσίως γὰρ ἁμαρτανόντων ἡμῶν μετὰ τὸ λαβεῖν τὴν ἐπίγνωσιν τῆς ἀληθείας, οὐκέτι περὶ ἁμαρτιῶν ἀπολείπεται θυσία, <text:span text:style-name="T1">27</text:span> φοβερὰ δέ τις ἐκδοχὴ κρίσεως καὶ <text:span text:style-name="T2">πυρὸς ζῆλος ἐσθίειν</text:span> μέλλοντος <text:span text:style-name="T2">τοὺς ὑπεναντίους</text:span>. <text:span text:style-name="T1">28</text:span> ἀθετήσας τις νόμον Μωϋσέως χωρὶς οἰκτιρμῶν <text:span text:style-name="T2">ἐπὶ δυσὶν ἢ τρισὶν μάρτυσιν ἀποθνήσκει</text:span>· <text:span text:style-name="T1">29</text:span> πόσῳ δοκεῖτε χείρονος ἀξιωθήσεται τιμωρίας ὁ τὸν Υἱὸν τοῦ Θεοῦ καταπατήσας καὶ <text:span text:style-name="T2">τὸ αἷμα τῆς διαθήκης</text:span> κοινὸν ἡγησάμενος ἐν ᾧ ἡγιάσθη, καὶ τὸ Πνεῦμα τῆς χάριτος ἐνυβρίσας. <text:span text:style-name="T1">30</text:span> οἴδαμεν γὰρ τὸν εἰπόντα<text:span text:style-name="T2"> Ἐμοὶ ἐκδίκησις, ἐγὼ ἀνταποδώσω</text:span>· καὶ πάλιν <text:span text:style-name="T2">Κρινεῖ Κύριος τὸν λαὸν αὐτοῦ</text:span>. <text:span text:style-name="T1">31</text:span> φοβερὸν τὸ ἐμπεσεῖν εἰς χεῖρας Θεοῦ ζῶντος. <text:span text:style-name="T1">32</text:span> <text:soft-page-break/>Ἀναμιμνῄσκεσθε δὲ τὰς πρότερον ἡμέρας, ἐν αἷς φωτισθέντες πολλὴν ἄθλησιν ὑπεμείνατε παθημάτων, <text:span text:style-name="T1">33</text:span> τοῦτο μὲν ὀνειδισμοῖς τε καὶ θλίψεσιν θεατριζόμενοι, τοῦτο δὲ κοινωνοὶ τῶν οὕτως ἀναστρεφομένων γενηθέντες. <text:span text:style-name="T1">34</text:span> καὶ γὰρ τοῖς δεσμίοις συνεπαθήσατε, καὶ τὴν ἁρπαγὴν τῶν ὑπαρχόντων ὑμῶν μετὰ χαρᾶς προσεδέξασθε, γινώσκοντες ἔχειν ἑαυτοὺς κρείσσονα ὕπαρξιν καὶ μένουσαν. <text:span text:style-name="T1">35</text:span> Μὴ ἀποβάλητε οὖν τὴν παρρησίαν ὑμῶν, ἥτις ἔχει μεγάλην μισθαποδοσίαν. <text:span text:style-name="T1">36</text:span> ὑπομονῆς γὰρ ἔχετε χρείαν ἵνα τὸ θέλημα τοῦ Θεοῦ ποιήσαντες κομίσησθε τὴν ἐπαγγελίαν. </text:p>
      <text:p text:style-name="P1"><text:tab/><text:span text:style-name="T1">37</text:span> <text:span text:style-name="T2">ἔτι</text:span> γὰρ <text:span text:style-name="T2">μικρὸν ὅσον ὅσον, </text:span></text:p>
      <text:p text:style-name="P2"><text:tab/><text:tab/>ὁ ἐρχόμενος ἥξει καὶ οὐ χρονίσει·</text:p>
      <text:p text:style-name="P1"><text:span text:style-name="T1"><text:tab/>38</text:span> <text:span text:style-name="T2">ὁ δὲ δίκαιός μου ἐκ πίστεως ζήσεται, </text:span></text:p>
      <text:p text:style-name="P1"><text:tab/><text:tab/>καὶ <text:span text:style-name="T2">ἐὰν ὑποστείληται, οὐκ εὐδοκεῖ ἡ ψυχή μου ἐν αὐτῷ.</text:span></text:p>
      <text:p text:style-name="P1"><text:span text:style-name="T1"><text:tab/>39</text:span> ἡμεῖς δὲ οὐκ ἐσμὲν <text:span text:style-name="T2">ὑποστολῆς</text:span> εἰς ἀπώλειαν, ἀλλὰ <text:span text:style-name="T2">πίστεως</text:span> εἰς περιποίησιν ψυχῆς.</text:p>
      <text:p text:style-name="P1"/>
      <text:h text:style-name="P5" text:outline-level="2">11</text:h>
      <text:p text:style-name="P1"/>
      <text:p text:style-name="P1"><text:tab/><text:span text:style-name="T1">1</text:span> Ἔστιν δὲ πίστις ἐλπιζομένων ὑπόστασις, πραγμάτων ἔλεγχος οὐ βλεπομένων. <text:span text:style-name="T1">2</text:span> ἐν ταύτῃ γὰρ ἐμαρτυρήθησαν οἱ πρεσβύτεροι. <text:span text:style-name="T1">3</text:span> Πίστει νοοῦμεν κατηρτίσθαι τοὺς αἰῶνας ῥήματι Θεοῦ, εἰς τὸ μὴ ἐκ φαινομένων τὸ βλεπόμενον γεγονέναι. <text:span text:style-name="T1">4</text:span> Πίστει πλείονα θυσίαν Ἄβελ παρὰ Κάϊν προσήνεγκεν τῷ Θεῷ, δι’ ἧς ἐμαρτυρήθη εἶναι δίκαιος, μαρτυροῦντος ἐπὶ τοῖς δώροις αὐτοῦ τοῦ Θεοῦ, καὶ δι’ αὐτῆς ἀποθανὼν ἔτι λαλεῖ. <text:span text:style-name="T1">5</text:span> Πίστει Ἐνὼχ μετετέθη τοῦ μὴ ἰδεῖν θάνατον, καὶ οὐχ <text:span text:style-name="T2">ηὑρίσκετο διότι μετέθηκεν αὐτὸν ὁ Θεός</text:span>. <text:soft-page-break/>πρὸ γὰρ τῆς μεταθέσεως μεμαρτύρηται <text:span text:style-name="T2">εὐαρεστηκέναι τῷ Θεῷ</text:span>· <text:span text:style-name="T1">6</text:span> χωρὶς δὲ πίστεως ἀδύνατον <text:span text:style-name="T2">εὐαρεστῆσαι</text:span>· πιστεῦσαι γὰρ δεῖ τὸν προσερχόμενον τῷ Θεῷ, ὅτι ἔστιν καὶ τοῖς ἐκζητοῦσιν αὐτὸν μισθαποδότης γίνεται. <text:span text:style-name="T1">7</text:span> Πίστει χρηματισθεὶς Νῶε περὶ τῶν μηδέπω βλεπομένων, εὐλαβηθεὶς κατεσκεύασεν κιβωτὸν εἰς σωτηρίαν τοῦ οἴκου αὐτοῦ, δι’ ἧς κατέκρινεν τὸν κόσμον, καὶ τῆς κατὰ πίστιν δικαιοσύνης ἐγένετο κληρονόμος. <text:span text:style-name="T1">8</text:span> Πίστει καλούμενος Ἀβραὰμ ὑπήκουσεν <text:span text:style-name="T2">ἐξελθεῖν</text:span> εἰς τόπον ὃν ἤμελλεν λαμβάνειν εἰς κληρονομίαν, καὶ <text:span text:style-name="T2">ἐξῆλθεν</text:span> μὴ ἐπιστάμενος ποῦ ἔρχεται. <text:span text:style-name="T1">9</text:span> Πίστει <text:span text:style-name="T2">παρῴκησεν</text:span> εἰς γῆν τῆς ἐπαγγελίας ὡς ἀλλοτρίαν, ἐν σκηναῖς κατοικήσας, μετὰ Ἰσαὰκ καὶ Ἰακὼβ τῶν συνκληρονόμων τῆς ἐπαγγελίας τῆς αὐτῆς· <text:span text:style-name="T1">10</text:span> ἐξεδέχετο γὰρ τὴν τοὺς θεμελίους ἔχουσαν πόλιν, ἧς τεχνίτης καὶ δημιουργὸς ὁ Θεός. <text:span text:style-name="T1">11</text:span> Πίστει καὶ αὐτῇ Σάρρᾳ δύναμιν εἰς καταβολὴν σπέρματος ἔλαβεν καὶ παρὰ καιρὸν ἡλικίας, ἐπεὶ πιστὸν ἡγήσατο τὸν ἐπαγγειλάμενον. <text:span text:style-name="T1">12</text:span> διὸ καὶ ἀφ’ ἑνὸς ἐγεννήθησαν, καὶ ταῦτα νενεκρωμένου, <text:span text:style-name="T2">καθὼς τὰ ἄστρα τοῦ οὐρανοῦ</text:span> τῷ πλήθει <text:span text:style-name="T2">καὶ ὡς ἡ ἄμμος ἡ παρὰ τὸ χεῖλος τῆς θαλάσσης ἡ ἀναρίθμητος</text:span>. <text:span text:style-name="T1">13</text:span> Κατὰ πίστιν ἀπέθανον οὗτοι πάντες, μὴ κομισάμενοι τὰς ἐπαγγελίας, ἀλλὰ πόρρωθεν αὐτὰς ἰδόντες καὶ ἀσπασάμενοι, καὶ ὁμολογήσαντες ὅτι ξένοι <text:span text:style-name="T2">καὶ παρεπίδημοί</text:span> εἰσιν <text:span text:style-name="T2">ἐπὶ τῆς γῆς</text:span>. <text:span text:style-name="T1">14</text:span> οἱ γὰρ τοιαῦτα λέγοντες ἐμφανίζουσιν ὅτι πατρίδα ἐπιζητοῦσιν. <text:span text:style-name="T1">15</text:span> καὶ εἰ μὲν ἐκείνης ἐμνημόνευον ἀφ’ ἧς ἐξέβησαν, εἶχον ἂν καιρὸν ἀνακάμψαι· <text:span text:style-name="T1">16</text:span> νῦν δὲ κρείττονος ὀρέγονται, τοῦτ’ ἔστιν ἐπουρανίου. διὸ οὐκ ἐπαισχύνεται αὐτοὺς ὁ Θεὸς Θεὸς ἐπικαλεῖσθαι αὐτῶν· ἡτοίμασεν γὰρ αὐτοῖς πόλιν. <text:span text:style-name="T1">17</text:span> Πίστει <text:span text:style-name="T2">προσενήνοχεν Ἀβραὰμ τὸν Ἰσαὰκ πειραζόμενος</text:span>, καὶ <text:span text:style-name="T2">τὸν μονογενῆ</text:span> προσέφερεν ὁ τὰς ἐπαγγελίας ἀναδεξάμενος, <text:span text:style-name="T1">18</text:span> πρὸς ὃν ἐλαλήθη ὅτι <text:span text:style-name="T2">Ἐν Ἰσαὰκ κληθήσεταί σοι σπέρμα</text:span>, <text:span text:style-name="T1">19</text:span> λογισάμενος ὅτι καὶ ἐκ νεκρῶν ἐγείρειν δυνατὸς ὁ Θεός· ὅθεν αὐτὸν καὶ ἐν παραβολῇ <text:soft-page-break/>ἐκομίσατο. <text:span text:style-name="T1">20</text:span> Πίστει καὶ περὶ μελλόντων εὐλόγησεν Ἰσαὰκ τὸν Ἰακὼβ καὶ τὸν Ἠσαῦ. <text:span text:style-name="T1">21</text:span> Πίστει Ἰακὼβ ἀποθνῄσκων ἕκαστον τῶν υἱῶν Ἰωσὴφ εὐλόγησεν, καὶ<text:span text:style-name="T2"> προσεκύνησεν ἐπὶ τὸ ἄκρον τῆς ῥάβδου αὐτοῦ</text:span>. <text:span text:style-name="T1">22</text:span> Πίστει Ἰωσὴφ τελευτῶν περὶ τῆς ἐξόδου τῶν υἱῶν Ἰσραὴλ ἐμνημόνευσεν καὶ περὶ τῶν ὀστέων αὐτοῦ ἐνετείλατο. <text:span text:style-name="T1">23</text:span> Πίστει Μωϋσῆς γεννηθεὶς ἐκρύβη τρίμηνον ὑπὸ τῶν πατέρων αὐτοῦ, διότι εἶδον ἀστεῖον τὸ παιδίον, καὶ οὐκ ἐφοβήθησαν τὸ διάταγμα τοῦ βασιλέως. <text:span text:style-name="T1">24</text:span> Πίστει <text:span text:style-name="T2">Μωϋσῆς μέγας γενόμενος</text:span> ἠρνήσατο λέγεσθαι υἱὸς θυγατρὸς Φαραώ, <text:span text:style-name="T1">25</text:span> μᾶλλον ἑλόμενος συνκακουχεῖσθαι τῷ λαῷ τοῦ Θεοῦ ἢ πρόσκαιρον ἔχειν ἁμαρτίας ἀπόλαυσιν, <text:span text:style-name="T1">26</text:span> μείζονα πλοῦτον ἡγησάμενος τῶν Αἰγύπτου θησαυρῶν <text:span text:style-name="T2">τὸν ὀνειδισμὸν τοῦ Χριστοῦ</text:span>· ἀπέβλεπεν γὰρ εἰς τὴν μισθαποδοσίαν. <text:span text:style-name="T1">27</text:span> Πίστει κατέλιπεν Αἴγυπτον, μὴ φοβηθεὶς τὸν θυμὸν τοῦ βασιλέως· τὸν γὰρ ἀόρατον ὡς ὁρῶν ἐκαρτέρησεν. <text:span text:style-name="T1">28</text:span> Πίστει πεποίηκεν <text:span text:style-name="T2">τὸ πάσχα</text:span> καὶ τὴν πρόσχυσιν <text:span text:style-name="T2">τοῦ αἵματος</text:span>, ἵνα μὴ <text:span text:style-name="T2">ὁ ὀλοθρεύων</text:span> τὰ πρωτότοκα θίγῃ αὐτῶν. <text:span text:style-name="T1">29</text:span> Πίστει διέβησαν τὴν Ἐρυθρὰν Θάλασσαν ὡς διὰ ξηρᾶς γῆς, ἧς πεῖραν λαβόντες οἱ Αἰγύπτιοι κατεπόθησαν. <text:span text:style-name="T1">30</text:span> Πίστει τὰ τείχη Ἰερειχὼ ἔπεσαν κυκλωθέντα ἐπὶ ἑπτὰ ἡμέρας. <text:span text:style-name="T1">31</text:span> Πίστει Ῥαὰβ ἡ πόρνη οὐ συναπώλετο τοῖς ἀπειθήσασιν, δεξαμένη τοὺς κατασκόπους μετ’ εἰρήνης. <text:span text:style-name="T1">32</text:span> Καὶ τί ἔτι λέγω; ἐπιλείψει με γὰρ διηγούμενον ὁ χρόνος περὶ Γεδεών, Βαράκ, Σαμψών, Ἰεφθάε, Δαυείδ τε καὶ Σαμουὴλ καὶ τῶν προφητῶν, <text:span text:style-name="T1">33</text:span> οἳ διὰ πίστεως κατηγωνίσαντο βασιλείας, ἠργάσαντο δικαιοσύνην, ἐπέτυχον ἐπαγγελιῶν, ἔφραξαν στόματα λεόντων, <text:span text:style-name="T1">34</text:span> ἔσβεσαν δύναμιν πυρός, ἔφυγον στόματα μαχαίρης, ἐδυναμώθησαν ἀπὸ ἀσθενείας, ἐγενήθησαν ἰσχυροὶ ἐν πολέμῳ, παρεμβολὰς ἔκλιναν ἀλλοτρίων. <text:span text:style-name="T1">35</text:span> ἔλαβον γυναῖκες ἐξ ἀναστάσεως τοὺς νεκροὺς αὐτῶν· ἄλλοι δὲ ἐτυμπανίσθησαν, οὐ προσδεξάμενοι τὴν ἀπολύτρωσιν, ἵνα κρείττονος ἀναστάσεως τύχωσιν· <text:span text:style-name="T1">36</text:span> <text:soft-page-break/>ἕτεροι δὲ ἐμπαιγμῶν καὶ μαστίγων πεῖραν ἔλαβον, ἔτι δὲ δεσμῶν καὶ φυλακῆς· <text:span text:style-name="T1">37</text:span> ἐλιθάσθησαν, ἐπειράσθησαν, ἐπρίσθησαν, ἐν φόνῳ μαχαίρης ἀπέθανον, περιῆλθον ἐν μηλωταῖς, ἐν αἰγείοις δέρμασιν, ὑστερούμενοι, θλιβόμενοι, κακουχούμενοι, <text:span text:style-name="T1">38</text:span> ὧν οὐκ ἦν ἄξιος ὁ κόσμος, ἐπὶ ἐρημίαις πλανώμενοι καὶ ὄρεσιν καὶ σπηλαίοις καὶ ταῖς ὀπαῖς τῆς γῆς. <text:span text:style-name="T1">39</text:span> Καὶ οὗτοι πάντες μαρτυρηθέντες διὰ τῆς πίστεως οὐκ ἐκομίσαντο τὴν ἐπαγγελίαν, <text:span text:style-name="T1">40</text:span> τοῦ Θεοῦ περὶ ἡμῶν κρεῖττόν τι προβλεψαμένου, ἵνα μὴ χωρὶς ἡμῶν τελειωθῶσιν.</text:p>
      <text:p text:style-name="P1"/>
      <text:h text:style-name="P5" text:outline-level="2">12</text:h>
      <text:p text:style-name="P1"/>
      <text:p text:style-name="P1"><text:tab/><text:span text:style-name="T1">1</text:span> Τοιγαροῦν καὶ ἡμεῖς, τοσοῦτον ἔχοντες περικείμενον ἡμῖν νέφος μαρτύρων, ὄγκον ἀποθέμενοι πάντα καὶ τὴν εὐπερίστατον ἁμαρτίαν, δι’ ὑπομονῆς τρέχωμεν τὸν προκείμενον ἡμῖν ἀγῶνα, <text:span text:style-name="T1">2</text:span> ἀφορῶντες εἰς τὸν τῆς πίστεως ἀρχηγὸν καὶ τελειωτὴν Ἰησοῦν, ὃς ἀντὶ τῆς προκειμένης αὐτῷ χαρᾶς ὑπέμεινεν σταυρὸν αἰσχύνης καταφρονήσας, <text:span text:style-name="T2">ἐν δεξιᾷ τε</text:span> τοῦ θρόνου τοῦ Θεοῦ <text:span text:style-name="T2">κεκάθικεν</text:span>. <text:span text:style-name="T1">3</text:span> ἀναλογίσασθε γὰρ τὸν τοιαύτην ὑπομεμενηκότα ὑπὸ τῶν ἁμαρτωλῶν εἰς ἑαυτὸν ἀντιλογίαν, ἵνα μὴ κάμητε ταῖς ψυχαῖς ὑμῶν ἐκλυόμενοι. <text:span text:style-name="T1">4</text:span> Οὔπω μέχρις αἵματος ἀντικατέστητε πρὸς τὴν ἁμαρτίαν ἀνταγωνιζόμενοι, <text:span text:style-name="T1">5</text:span> καὶ ἐκλέλησθε τῆς παρακλήσεως, ἥτις ὑμῖν ὡς υἱοῖς διαλέγεται </text:p>
      <text:p text:style-name="P1"><text:tab/><text:span text:style-name="T2">Υἱέ μου, μὴ ὀλιγώρει παιδείας Κυρίου, </text:span></text:p>
      <text:p text:style-name="P2"><text:tab/>μηδὲ ἐκλύου ὑπ’ αὐτοῦ ἐλεγχόμενος·</text:p>
      <text:p text:style-name="P1"><text:tab/><text:tab/><text:span text:style-name="T1">6</text:span> <text:span text:style-name="T2">ὃν γὰρ ἀγαπᾷ Κύριος παιδεύει, </text:span></text:p>
      <text:p text:style-name="P2"><text:tab/>μαστιγοῖ δὲ πάντα υἱὸν ὃν παραδέχεται.</text:p>
      <text:p text:style-name="P1"><text:span text:style-name="T1">7</text:span> εἰς <text:span text:style-name="T2">παιδείαν</text:span> ὑπομένετε· ὡς <text:span text:style-name="T2">υἱοῖς</text:span> ὑμῖν προσφέρεται ὁ Θεός· <text:soft-page-break/>τίς γὰρ <text:span text:style-name="T2">υἱὸς</text:span> ὃν οὐ <text:span text:style-name="T2">παιδεύει</text:span> πατήρ; <text:span text:style-name="T1">8</text:span> εἰ δὲ χωρίς <text:span text:style-name="T2">ἐστε παιδείας</text:span>, ἧς μέτοχοι γεγόνασιν πάντες, ἄρα νόθοι καὶ οὐχ <text:span text:style-name="T2">υἱοί</text:span> ἐστε. <text:span text:style-name="T1">9</text:span> εἶτα τοὺς μὲν τῆς σαρκὸς ἡμῶν πατέρας εἴχομεν παιδευτὰς καὶ ἐνετρεπόμεθα· οὐ πολὺ μᾶλλον ὑποταγησόμεθα τῷ Πατρὶ τῶν πνευμάτων καὶ ζήσομεν; <text:span text:style-name="T1">10</text:span> οἱ μὲν γὰρ πρὸς ὀλίγας ἡμέρας κατὰ τὸ δοκοῦν αὐτοῖς ἐπαίδευον, ὁ δὲ ἐπὶ τὸ συμφέρον εἰς τὸ μεταλαβεῖν τῆς ἁγιότητος αὐτοῦ. <text:span text:style-name="T1">11</text:span> πᾶσα μὲν παιδεία πρὸς μὲν τὸ παρὸν οὐ δοκεῖ χαρᾶς εἶναι ἀλλὰ λύπης, ὕστερον δὲ καρπὸν εἰρηνικὸν τοῖς δι’ αὐτῆς γεγυμνασμένοις ἀποδίδωσιν δικαιοσύνης. <text:span text:style-name="T1">12</text:span> Διὸ <text:span text:style-name="T2">τὰς παρειμένας χεῖρας καὶ τὰ παραλελυμένα γόνατα ἀνορθώσατε</text:span>, <text:span text:style-name="T1">13</text:span> καὶ <text:span text:style-name="T2">τροχιὰς ὀρθὰς ποιεῖτε τοῖς ποσὶν</text:span> ὑμῶν, ἵνα μὴ τὸ χωλὸν ἐκτραπῇ, ἰαθῇ δὲ μᾶλλον. <text:span text:style-name="T1">14</text:span> <text:span text:style-name="T2">Εἰρήνην διώκετε</text:span> μετὰ πάντων, καὶ τὸν ἁγιασμόν, οὗ χωρὶς οὐδεὶς ὄψεται τὸν Κύριον, <text:span text:style-name="T1">15</text:span> ἐπισκοποῦντες μή τις ὑστερῶν ἀπὸ τῆς χάριτος τοῦ Θεοῦ, <text:span text:style-name="T2">μή τις ῥίζα πικρίας ἄνω φύουσα ἐνοχλῇ</text:span> καὶ διὰ ταύτης μιανθῶσιν οἱ πολλοί, <text:span text:style-name="T1">16</text:span> μή τις πόρνος ἢ βέβηλος ὡς <text:span text:style-name="T2">Ἠσαῦ</text:span>, ὃς ἀντὶ βρώσεως μιᾶς <text:span text:style-name="T2">ἀπέδετο τὰ πρωτοτόκια</text:span> ἑαυτοῦ. <text:span text:style-name="T1">17</text:span> ἴστε γὰρ ὅτι καὶ μετέπειτα θέλων κληρονομῆσαι τὴν εὐλογίαν ἀπεδοκιμάσθη, μετανοίας γὰρ τόπον οὐχ εὗρεν, καίπερ μετὰ δακρύων ἐκζητήσας αὐτήν. <text:span text:style-name="T1">18</text:span> Οὐ γὰρ προσεληλύθατε ψηλαφωμένῳ καὶ <text:span text:style-name="T2">κεκαυμένῳ πυρὶ</text:span> καὶ γνόφῳ καὶ <text:span text:style-name="T2">ζόφῳ καὶ θυέλλῃ</text:span> <text:span text:style-name="T1">19</text:span> <text:span text:style-name="T2">καὶ σάλπιγγος ἤχῳ καὶ φωνῇ ῥημάτων</text:span>, ἧς οἱ ἀκούσαντες παρῃτήσαντο μὴ προστεθῆναι αὐτοῖς λόγον· <text:span text:style-name="T1">20</text:span> οὐκ ἔφερον γὰρ τὸ διαστελλόμενον <text:span text:style-name="T2">Κἂν θηρίον θίγῃ τοῦ ὄρους, λιθοβοληθήσεται</text:span>· <text:span text:style-name="T1">21</text:span> καί, οὕτω φοβερὸν ἦν τὸ φανταζόμενον, Μωϋσῆς εἶπεν <text:span text:style-name="T2">Ἔκφοβός εἰμι</text:span> καὶ ἔντρομος· <text:span text:style-name="T1">22</text:span> ἀλλὰ προσεληλύθατε Σιὼν ὄρει καὶ πόλει Θεοῦ ζῶντος, Ἱερουσαλὴμ ἐπουρανίῳ, καὶ μυριάσιν ἀγγέλων, πανηγύρει <text:span text:style-name="T1">23</text:span> καὶ ἐκκλησίᾳ πρωτοτόκων ἀπογεγραμμένων ἐν οὐρανοῖς, καὶ Κριτῇ Θεῷ πάντων, καὶ πνεύμασι δικαίων τετελειωμένων, <text:span text:style-name="T1">24</text:span> καὶ διαθήκης νέας μεσίτῃ Ἰησοῦ, καὶ <text:soft-page-break/>αἵματι ῥαντισμοῦ κρεῖττον λαλοῦντι παρὰ τὸν Ἄβελ. <text:span text:style-name="T1">25</text:span> Βλέπετε μὴ παραιτήσησθε τὸν λαλοῦντα· εἰ γὰρ ἐκεῖνοι οὐκ ἐξέφυγον ἐπὶ γῆς παραιτησάμενοι τὸν χρηματίζοντα, πολὺ μᾶλλον ἡμεῖς οἱ τὸν ἀπ’ οὐρανῶν ἀποστρεφόμενοι· <text:span text:style-name="T1">26</text:span> οὗ ἡ φωνὴ τὴν γῆν ἐσάλευσεν τότε, νῦν δὲ ἐπήγγελται λέγων <text:span text:style-name="T2">Ἔτι ἅπαξ ἐγὼ σείσω</text:span> οὐ μόνον <text:span text:style-name="T2">τὴν γῆν</text:span> ἀλλὰ καὶ <text:span text:style-name="T2">τὸν οὐρανόν</text:span>. <text:span text:style-name="T1">27</text:span> τὸ δὲ Ἔτι ἅπαξ δηλοῖ τὴν τῶν σαλευομένων μετάθεσιν ὡς πεποιημένων, ἵνα μείνῃ τὰ μὴ σαλευόμενα. <text:span text:style-name="T1">28</text:span> Διὸ βασιλείαν ἀσάλευτον παραλαμβάνοντες ἔχωμεν χάριν, δι’ ἧς λατρεύωμεν εὐαρέστως τῷ Θεῷ, μετὰ εὐλαβείας καὶ δέους· <text:span text:style-name="T1">29</text:span> καὶ γὰρ <text:span text:style-name="T2">ὁ Θεὸς</text:span> ἡμῶν <text:span text:style-name="T2">πῦρ καταναλίσκον</text:span>.</text:p>
      <text:p text:style-name="P1"/>
      <text:h text:style-name="P5" text:outline-level="2">13</text:h>
      <text:p text:style-name="P1"/>
      <text:p text:style-name="P1"><text:tab/><text:span text:style-name="T1">1</text:span> Ἡ φιλαδελφία μενέτω. <text:span text:style-name="T1">2</text:span> τῆς φιλοξενίας μὴ ἐπιλανθάνεσθε· διὰ ταύτης γὰρ ἔλαθόν τινες ξενίσαντες ἀγγέλους. <text:span text:style-name="T1">3</text:span> μιμνῄσκεσθε τῶν δεσμίων ὡς συνδεδεμένοι, τῶν κακουχουμένων ὡς καὶ αὐτοὶ ὄντες ἐν σώματι. <text:span text:style-name="T1">4</text:span> Τίμιος ὁ γάμος ἐν πᾶσιν καὶ ἡ κοίτη ἀμίαντος, πόρνους γὰρ καὶ μοιχοὺς κρινεῖ ὁ Θεός. <text:span text:style-name="T1">5</text:span> Ἀφιλάργυρος ὁ τρόπος, ἀρκούμενοι τοῖς παροῦσιν· αὐτὸς γὰρ εἴρηκεν <text:span text:style-name="T2">Οὐ μή σε ἀνῶ οὐδ’ οὐ μή σε ἐγκαταλίπω</text:span>· <text:span text:style-name="T1">6</text:span> ὥστε θαρροῦντας ἡμᾶς λέγειν </text:p>
      <text:p text:style-name="P1"><text:tab/><text:span text:style-name="T2">Κύριος ἐμοὶ βοηθός, οὐ φοβηθήσομαι· </text:span></text:p>
      <text:p text:style-name="P2"><text:tab/>τί ποιήσει μοι ἄνθρωπος;</text:p>
      <text:p text:style-name="P1"><text:tab/><text:span text:style-name="T1">7</text:span> Μνημονεύετε τῶν ἡγουμένων ὑμῶν, οἵτινες ἐλάλησαν ὑμῖν τὸν λόγον τοῦ Θεοῦ, ὧν ἀναθεωροῦντες τὴν ἔκβασιν τῆς ἀναστροφῆς μιμεῖσθε τὴν πίστιν. <text:span text:style-name="T1">8</text:span> Ἰησοῦς Χριστὸς ἐχθὲς καὶ σήμερον ὁ αὐτός καὶ εἰς τοὺς αἰῶνας. <text:span text:style-name="T1">9</text:span> διδαχαῖς ποικίλαις καὶ ξέναις μὴ παραφέρεσθε· καλὸν γὰρ <text:soft-page-break/>χάριτι βεβαιοῦσθαι τὴν καρδίαν, οὐ βρώμασιν, ἐν οἷς οὐκ ὠφελήθησαν οἱ περιπατοῦντες. <text:span text:style-name="T1">10</text:span> Ἔχομεν θυσιαστήριον ἐξ οὗ φαγεῖν οὐκ ἔχουσιν ἐξουσίαν οἱ τῇ σκηνῇ λατρεύοντες. <text:span text:style-name="T1">11</text:span> ὧν γὰρ εἰσφέρεται ζῴων τὸ αἷμα περὶ ἁμαρτίας εἰς τὰ ἅγια διὰ τοῦ ἀρχιερέως, τούτων τὰ σώματα κατακαίεται ἔξω τῆς παρεμβολῆς. <text:span text:style-name="T1">12</text:span> διὸ καὶ Ἰησοῦς, ἵνα ἁγιάσῃ διὰ τοῦ ἰδίου αἵματος τὸν λαόν, ἔξω τῆς πύλης ἔπαθεν. <text:span text:style-name="T1">13</text:span> τοίνυν ἐξερχώμεθα πρὸς αὐτὸν <text:span text:style-name="T2">ἔξω τῆς παρεμβολῆς</text:span>, τὸν ὀνειδισμὸν αὐτοῦ φέροντες· <text:span text:style-name="T1">14</text:span> οὐ γὰρ ἔχομεν ὧδε μένουσαν πόλιν, ἀλλὰ τὴν μέλλουσαν ἐπιζητοῦμεν. <text:span text:style-name="T1">15</text:span> δι’ αὐτοῦ οὖν <text:span text:style-name="T2">ἀναφέρωμεν θυσίαν αἰνέσεως</text:span> διὰ παντὸς <text:span text:style-name="T2">τῷ Θεῷ</text:span>, τοῦτ’ ἔστιν <text:span text:style-name="T2">καρπὸν χειλέων</text:span> ὁμολογούντων τῷ ὀνόματι αὐτοῦ. <text:span text:style-name="T1">16</text:span> τῆς δὲ εὐποιΐας καὶ κοινωνίας μὴ ἐπιλανθάνεσθε· τοιαύταις γὰρ θυσίαις εὐαρεστεῖται ὁ Θεός. <text:span text:style-name="T1">17</text:span> Πείθεσθε τοῖς ἡγουμένοις ὑμῶν καὶ ὑπείκετε· αὐτοὶ γὰρ ἀγρυπνοῦσιν ὑπὲρ τῶν ψυχῶν ὑμῶν ὡς λόγον ἀποδώσοντες· ἵνα μετὰ χαρᾶς τοῦτο ποιῶσιν καὶ μὴ στενάζοντες· ἀλυσιτελὲς γὰρ ὑμῖν τοῦτο.</text:p>
      <text:p text:style-name="P1"><text:tab/><text:span text:style-name="T1">18</text:span> Προσεύχεσθε περὶ ἡμῶν· πειθόμεθα γὰρ ὅτι καλὴν συνείδησιν ἔχομεν, ἐν πᾶσιν καλῶς θέλοντες ἀναστρέφεσθαι. <text:span text:style-name="T1">19</text:span> περισσοτέρως δὲ παρακαλῶ τοῦτο ποιῆσαι, ἵνα τάχειον ἀποκατασταθῶ ὑμῖν. <text:span text:style-name="T1">20</text:span> Ὁ δὲ Θεὸς τῆς εἰρήνης, <text:span text:style-name="T2">ὁ ἀναγαγὼν</text:span> ἐκ νεκρῶν <text:span text:style-name="T2">τὸν ποιμένα τῶν προβάτων</text:span> τὸν μέγαν <text:span text:style-name="T2">ἐν αἵματι διαθήκης αἰωνίου</text:span>, τὸν Κύριον ἡμῶν Ἰησοῦν, <text:span text:style-name="T1">21</text:span> καταρτίσαι ὑμᾶς ἐν παντὶ ἀγαθῷ εἰς τὸ ποιῆσαι τὸ θέλημα αὐτοῦ, ποιῶν ἐν ἡμῖν τὸ εὐάρεστον ἐνώπιον αὐτοῦ διὰ Ἰησοῦ Χριστοῦ, ᾧ ἡ δόξα εἰς τοὺς αἰῶνας τῶν αἰώνων· ἀμήν. <text:span text:style-name="T1">22</text:span> Παρακαλῶ δὲ ὑμᾶς, ἀδελφοί, ἀνέχεσθε τοῦ λόγου τῆς παρακλήσεως· καὶ γὰρ διὰ βραχέων ἐπέστειλα ὑμῖν. <text:span text:style-name="T1">23</text:span> Γινώσκετε τὸν ἀδελφὸν ἡμῶν Τιμόθεον ἀπολελυμένον, μεθ’ οὗ ἐὰν τάχειον ἔρχηται ὄψομαι ὑμᾶς.</text:p>
      <text:p text:style-name="P1"><text:tab/><text:span text:style-name="T1">24</text:span> Ἀσπάσασθε πάντας τοὺς ἡγουμένους ὑμῶν καὶ <text:soft-page-break/>πάντας τοὺς ἁγίους. Ἀσπάζονται ὑμᾶς οἱ ἀπὸ τῆς Ἰταλίας.</text:p>
      <text:p text:style-name="P1"><text:tab/><text:span text:style-name="T1">25</text:span> Ἡ χάρις μετὰ πάντων ὑμῶν.</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1T12:42:02.58</meta:creation-date>
    <dc:date>2019-09-08T08:45:21.519000000</dc:date>
    <meta:editing-duration>PT13H25M40S</meta:editing-duration>
    <meta:editing-cycles>120</meta:editing-cycles>
    <meta:generator>LibreOffice/5.4.7.2$Windows_X86_64 LibreOffice_project/c838ef25c16710f8838b1faec480ebba495259d0</meta:generator>
    <meta:document-statistic meta:table-count="0" meta:image-count="0" meta:object-count="0" meta:page-count="24" meta:paragraph-count="137" meta:word-count="5273" meta:character-count="32998" meta:non-whitespace-character-count="27671"/>
  </office:meta>
</office:document-meta>
</file>